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Arial1" svg:font-family="Arial" style:font-pitch="variable"/>
    <style:font-face style:name="Calibri" svg:font-family="Calibri"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Calibri1" svg:font-family="Calibri"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list-style-name="L5">
      <style:graphic-properties draw:stroke="solid" svg:stroke-width="0.026cm" svg:stroke-color="#4a7ebb" draw:stroke-linejoin="miter" draw:fill="gradient" draw:fill-color="#3f80cd" draw:fill-gradient-name="Gradient_20_7" draw:textarea-horizontal-align="justify" draw:textarea-vertical-align="middle" draw:auto-grow-height="false" fo:padding-top="0.13cm" fo:padding-bottom="0.13cm" fo:padding-left="0.25cm" fo:padding-right="0.25cm" fo:wrap-option="wrap" draw:shadow="visible" draw:shadow-offset-y="0.064cm" draw:shadow-opacity="35%"/>
    </style:style>
    <style:style style:name="gr3" style:family="graphic" style:parent-style-name="standard" style:list-style-name="L5">
      <style:graphic-properties draw:stroke="solid" svg:stroke-width="0.026cm" svg:stroke-color="#4a7ebb" draw:stroke-linejoin="miter" draw:fill="gradient" draw:fill-color="#3f80cd" draw:fill-gradient-name="Gradient_20_7" draw:textarea-horizontal-align="justify" draw:textarea-vertical-align="middle" draw:auto-grow-height="false" fo:padding-top="0.13cm" fo:padding-bottom="0.13cm" fo:padding-left="0.25cm" fo:padding-right="0.25cm" fo:wrap-option="wrap" draw:shadow="visible" draw:shadow-offset-y="0.064cm" draw:shadow-opacity="35%"/>
    </style:style>
    <style:style style:name="gr4" style:family="graphic" style:parent-style-name="standard" style:list-style-name="L5">
      <style:graphic-properties draw:stroke="solid" svg:stroke-width="0.026cm" svg:stroke-color="#4a7ebb" draw:stroke-linejoin="miter" draw:fill="gradient" draw:fill-color="#3f80cd" draw:fill-gradient-name="Gradient_20_7" draw:textarea-horizontal-align="justify" draw:textarea-vertical-align="middle" draw:auto-grow-height="false" fo:padding-top="0.13cm" fo:padding-bottom="0.13cm" fo:padding-left="0.25cm" fo:padding-right="0.25cm" fo:wrap-option="wrap" draw:shadow="visible" draw:shadow-offset-y="0.064cm" draw:shadow-opacity="35%"/>
    </style:style>
    <style:style style:name="gr5" style:family="graphic" style:parent-style-name="standard" style:list-style-name="L5">
      <style:graphic-properties draw:stroke="solid" svg:stroke-width="0.026cm" svg:stroke-color="#4a7ebb" draw:stroke-linejoin="miter" draw:fill="gradient" draw:fill-color="#3f80cd" draw:fill-gradient-name="Gradient_20_7" draw:textarea-horizontal-align="justify" draw:textarea-vertical-align="middle" draw:auto-grow-height="false" fo:padding-top="0.13cm" fo:padding-bottom="0.13cm" fo:padding-left="0.25cm" fo:padding-right="0.25cm" fo:wrap-option="wrap" draw:shadow="visible" draw:shadow-offset-y="0.064cm" draw:shadow-opacity="35%"/>
    </style:style>
    <style:style style:name="gr6" style:family="graphic" style:parent-style-name="standard">
      <style:graphic-properties draw:stroke="solid" svg:stroke-width="0.026cm" svg:stroke-color="#4a7ebb" draw:stroke-linejoin="miter" draw:fill="gradient" draw:fill-color="#3f80cd" draw:fill-gradient-name="Gradient_20_7" draw:textarea-horizontal-align="justify" draw:textarea-vertical-align="middle" draw:auto-grow-height="false" fo:padding-top="0.13cm" fo:padding-bottom="0.13cm" fo:padding-left="0.25cm" fo:padding-right="0.25cm" fo:wrap-option="wrap" draw:shadow="visible" draw:shadow-offset-y="0.064cm" draw:shadow-opacity="35%"/>
    </style:style>
    <style:style style:name="gr7" style:family="graphic" style:parent-style-name="standard" style:list-style-name="L5">
      <style:graphic-properties draw:stroke="solid" svg:stroke-width="0.026cm" svg:stroke-color="#4a7ebb" draw:stroke-linejoin="miter" draw:fill="gradient" draw:fill-color="#3f80cd" draw:fill-gradient-name="Gradient_20_7" draw:textarea-horizontal-align="justify" draw:textarea-vertical-align="middle" draw:auto-grow-height="false" fo:padding-top="0.13cm" fo:padding-bottom="0.13cm" fo:padding-left="0.25cm" fo:padding-right="0.25cm" fo:wrap-option="wrap" draw:shadow="visible" draw:shadow-offset-y="0.064cm" draw:shadow-opacity="35%"/>
    </style:style>
    <style:style style:name="gr8" style:family="graphic" style:parent-style-name="standard">
      <style:graphic-properties draw:stroke="solid" svg:stroke-width="0.026cm" svg:stroke-color="#98b954" draw:stroke-linejoin="miter" draw:fill="gradient" draw:fill-color="#dafda7" draw:fill-gradient-name="Gradient_20_8" draw:textarea-horizontal-align="justify" draw:textarea-vertical-align="top" draw:auto-grow-height="true" fo:min-height="13.063cm" fo:padding-top="0.13cm" fo:padding-bottom="0.13cm" fo:padding-left="0.25cm" fo:padding-right="0.25cm" fo:wrap-option="wrap" draw:shadow="visible" draw:shadow-offset-y="0.056cm" draw:shadow-opacity="38%"/>
    </style:style>
    <style:style style:name="gr9" style:family="graphic" style:parent-style-name="standard" style:list-style-name="L5">
      <style:graphic-properties draw:stroke="solid" svg:stroke-width="0.026cm" svg:stroke-color="#4a7ebb" draw:stroke-linejoin="miter" draw:fill="gradient" draw:fill-color="#3f80cd" draw:fill-gradient-name="Gradient_20_7" draw:textarea-horizontal-align="justify" draw:textarea-vertical-align="middle" draw:auto-grow-height="false" fo:padding-top="0.13cm" fo:padding-bottom="0.13cm" fo:padding-left="0.25cm" fo:padding-right="0.25cm" fo:wrap-option="wrap" draw:shadow="visible" draw:shadow-offset-y="0.064cm" draw:shadow-opacity="35%"/>
    </style:style>
    <style:style style:name="gr10" style:family="graphic" style:parent-style-name="standard">
      <style:graphic-properties draw:textarea-horizontal-align="justify" draw:textarea-vertical-align="middle" draw:auto-grow-height="false" fo:min-height="0cm" fo:min-width="0cm" fo:wrap-option="wrap"/>
    </style:style>
    <style:style style:name="gr11" style:family="graphic" style:parent-style-name="standard">
      <style:graphic-properties draw:stroke="solid" svg:stroke-width="0.026cm" svg:stroke-color="#98b954" draw:stroke-linejoin="miter" draw:fill="gradient" draw:fill-color="#dafda7" draw:fill-gradient-name="Gradient_20_8" draw:textarea-horizontal-align="justify" draw:textarea-vertical-align="top" draw:auto-grow-height="true" fo:padding-top="0.13cm" fo:padding-bottom="0.13cm" fo:padding-left="0.25cm" fo:padding-right="0.25cm" fo:wrap-option="wrap" draw:shadow="visible" draw:shadow-offset-y="0.056cm" draw:shadow-opacity="38%"/>
    </style:style>
    <style:style style:name="gr12" style:family="graphic" style:parent-style-name="standard">
      <style:graphic-properties draw:stroke="solid" svg:stroke-width="0.026cm" svg:stroke-color="#98b954" draw:stroke-linejoin="miter" draw:fill="gradient" draw:fill-color="#dafda7" draw:fill-gradient-name="Gradient_20_8" draw:textarea-horizontal-align="justify" draw:textarea-vertical-align="top" draw:auto-grow-height="true" fo:padding-top="0.13cm" fo:padding-bottom="0.13cm" fo:padding-left="0.25cm" fo:padding-right="0.25cm" fo:wrap-option="wrap" draw:shadow="visible" draw:shadow-offset-y="0.056cm" draw:shadow-opacity="38%"/>
    </style:style>
    <style:style style:name="gr13" style:family="graphic" style:parent-style-name="standard">
      <style:graphic-properties draw:stroke="none" draw:fill="none" fo:min-height="9.839cm"/>
    </style:style>
    <style:style style:name="gr14" style:family="graphic" style:parent-style-name="standard">
      <style:graphic-properties draw:stroke="solid" svg:stroke-width="0.026cm" svg:stroke-color="#98b954" draw:stroke-linejoin="miter" draw:fill="gradient" draw:fill-color="#dafda7" draw:fill-gradient-name="Gradient_20_8" draw:textarea-horizontal-align="justify" draw:textarea-vertical-align="top" draw:auto-grow-height="true" fo:min-height="9.582cm" fo:padding-top="0.13cm" fo:padding-bottom="0.13cm" fo:padding-left="0.25cm" fo:padding-right="0.25cm" fo:wrap-option="wrap" draw:shadow="visible" draw:shadow-offset-y="0.056cm" draw:shadow-opacity="38%"/>
    </style:style>
    <style:style style:name="gr15" style:family="graphic" style:parent-style-name="standard">
      <style:graphic-properties draw:stroke="solid" svg:stroke-width="0.026cm" svg:stroke-color="#98b954" draw:stroke-linejoin="miter" draw:fill="gradient" draw:fill-color="#dafda7" draw:fill-gradient-name="Gradient_20_8" draw:textarea-horizontal-align="justify" draw:textarea-vertical-align="top" draw:auto-grow-height="true" fo:min-height="7.371cm" fo:padding-top="0.13cm" fo:padding-bottom="0.13cm" fo:padding-left="0.25cm" fo:padding-right="0.25cm" fo:wrap-option="wrap" draw:shadow="visible" draw:shadow-offset-y="0.056cm" draw:shadow-opacity="38%"/>
    </style:style>
    <style:style style:name="gr16" style:family="graphic" style:parent-style-name="standard" style:list-style-name="L5">
      <style:graphic-properties draw:stroke="solid" svg:stroke-width="0.026cm" svg:stroke-color="#4a7ebb" draw:stroke-linejoin="miter" draw:fill="gradient" draw:fill-color="#3f80cd" draw:fill-gradient-name="Gradient_20_7" draw:textarea-horizontal-align="justify" draw:textarea-vertical-align="middle" draw:auto-grow-height="false" fo:padding-top="0.13cm" fo:padding-bottom="0.13cm" fo:padding-left="0.25cm" fo:padding-right="0.25cm" fo:wrap-option="wrap" draw:shadow="visible" draw:shadow-offset-y="0.064cm" draw:shadow-opacity="35%"/>
    </style:style>
    <style:style style:name="gr17" style:family="graphic" style:parent-style-name="standard" style:list-style-name="L1">
      <style:graphic-properties draw:stroke="solid" svg:stroke-width="0.026cm" svg:stroke-color="#98b954" draw:stroke-linejoin="miter" draw:fill="gradient" draw:fill-color="#dafda7" draw:fill-gradient-name="Gradient_20_8" draw:textarea-horizontal-align="justify" draw:textarea-vertical-align="top" draw:auto-grow-height="true" fo:min-height="0.631cm" fo:padding-top="0.13cm" fo:padding-bottom="0.13cm" fo:padding-left="0.25cm" fo:padding-right="0.25cm" fo:wrap-option="wrap" draw:shadow="visible" draw:shadow-offset-y="0.056cm" draw:shadow-opacity="38%"/>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83cm" fo:min-width="0cm" fo:padding-top="0.127cm" fo:padding-bottom="0.127cm" fo:padding-left="0.254cm" fo:padding-right="0.254cm" fo:wrap-option="wrap" draw:shadow="hidden"/>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3.557cm" fo:min-width="0cm" fo:padding-top="0.127cm" fo:padding-bottom="0.127cm" fo:padding-left="0.254cm" fo:padding-right="0.254cm" fo:wrap-option="wrap" draw:shadow="hidden"/>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3.673cm" fo:min-width="0cm" fo:padding-top="0.127cm" fo:padding-bottom="0.127cm" fo:padding-left="0.254cm" fo:padding-right="0.254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3.929cm" fo:min-width="0cm" fo:padding-top="0.127cm" fo:padding-bottom="0.127cm" fo:padding-left="0.254cm" fo:padding-right="0.254cm" fo:wrap-option="wrap" draw:shadow="hidden"/>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13.588cm" fo:min-width="0cm" fo:padding-top="0.127cm" fo:padding-bottom="0.127cm" fo:padding-left="0.254cm" fo:padding-right="0.254cm" fo:wrap-option="wrap" draw:shadow="hidden"/>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6.181cm" fo:min-width="0cm" fo:padding-top="0.127cm" fo:padding-bottom="0.127cm" fo:padding-left="0.254cm" fo:padding-right="0.254cm" fo:wrap-option="wrap" draw:shadow="hidden"/>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3.082cm" fo:min-width="0cm" fo:padding-top="0.127cm" fo:padding-bottom="0.127cm" fo:padding-left="0.254cm" fo:padding-right="0.254cm" fo:wrap-option="wrap" draw:shadow="hidden"/>
    </style:style>
    <style:style style:name="pr11" style:family="presentation" style:parent-style-name="Default-title">
      <style:graphic-properties draw:stroke="none" draw:fill="none" draw:fill-color="#ffffff" draw:textarea-horizontal-align="justify" draw:textarea-vertical-align="middle" draw:auto-grow-height="true" draw:auto-grow-width="false" fo:min-height="1.524cm" fo:min-width="0cm" fo:padding-top="0.127cm" fo:padding-bottom="0.127cm" fo:padding-left="0.254cm" fo:padding-right="0.254cm" fo:wrap-option="wrap" draw:shadow="hidden"/>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3.294cm" fo:min-width="0cm" fo:padding-top="0.127cm" fo:padding-bottom="0.127cm" fo:padding-left="0.254cm" fo:padding-right="0.254cm" fo:wrap-option="wrap" draw:shadow="hidden"/>
    </style:style>
    <style:style style:name="P1" style:family="paragraph">
      <style:paragraph-properties fo:margin-left="0cm" fo:margin-right="0cm" fo:text-indent="0cm" style:punctuation-wrap="hanging" style:line-break="strict"/>
    </style:style>
    <style:style style:name="P2" style:family="paragraph">
      <style:paragraph-properties fo:margin-left="0cm" fo:margin-right="0cm" fo:text-indent="0cm" style:writing-mode="lr-tb"/>
    </style:style>
    <style:style style:name="P3" style:family="paragraph">
      <style:paragraph-properties fo:margin-left="0cm" fo:margin-right="0cm" fo:margin-top="0.282cm" fo:margin-bottom="0cm" fo:text-indent="0cm" style:punctuation-wrap="hanging" style:line-break="strict"/>
    </style:style>
    <style:style style:name="P4" style:family="paragraph">
      <style:paragraph-properties style:writing-mode="lr-tb"/>
    </style:style>
    <style:style style:name="P5" style:family="paragraph">
      <style:paragraph-properties fo:margin-left="0cm" fo:margin-right="0cm" fo:text-indent="0cm"/>
    </style:style>
    <style:style style:name="P6" style:family="paragraph">
      <style:paragraph-properties fo:margin-left="0.952cm" fo:margin-right="0cm" fo:text-indent="0cm" style:writing-mode="lr-tb"/>
    </style:style>
    <style:style style:name="P7" style:family="paragraph">
      <style:paragraph-properties fo:margin-left="0cm" fo:margin-right="0cm" fo:line-height="100%" fo:text-align="center" fo:text-indent="0cm" style:punctuation-wrap="hanging" style:line-break="strict"/>
    </style:style>
    <style:style style:name="P8" style:family="paragraph">
      <style:paragraph-properties fo:margin-left="0cm" fo:margin-right="0cm" fo:line-height="100%" fo:text-align="center" fo:text-indent="0cm" style:punctuation-wrap="hanging" style:line-break="strict" style:writing-mode="lr-tb"/>
    </style:style>
    <style:style style:name="P9" style:family="paragraph">
      <style:paragraph-properties fo:margin-left="0cm" fo:margin-right="0cm" fo:line-height="100%" fo:text-indent="0cm" style:punctuation-wrap="hanging" style:line-break="strict"/>
    </style:style>
    <style:style style:name="P10" style:family="paragraph">
      <style:paragraph-properties fo:margin-left="0cm" fo:margin-right="0cm" fo:line-height="100%" fo:text-indent="0cm" style:punctuation-wrap="hanging" style:line-break="strict" style:writing-mode="lr-tb"/>
    </style:style>
    <style:style style:name="P11" style:family="paragraph">
      <style:paragraph-properties fo:margin-left="0.952cm" fo:margin-right="0cm" fo:margin-top="0.282cm" fo:margin-bottom="0cm" fo:text-indent="-0.952cm" style:punctuation-wrap="hanging" style:line-break="strict"/>
    </style:style>
    <style:style style:name="P12" style:family="paragraph">
      <style:paragraph-properties fo:margin-left="0cm" fo:margin-right="0cm" fo:line-height="100%" fo:text-align="start" fo:text-indent="0cm" style:punctuation-wrap="hanging" style:line-break="strict"/>
    </style:style>
    <style:style style:name="P13" style:family="paragraph">
      <style:paragraph-properties fo:margin-left="0cm" fo:margin-right="0cm" fo:line-height="100%" fo:text-align="start" fo:text-indent="0cm" style:punctuation-wrap="hanging" style:line-break="strict" style:writing-mode="lr-tb"/>
    </style:style>
    <style:style style:name="P14" style:family="paragraph">
      <style:paragraph-properties fo:margin-left="0cm" fo:margin-right="0cm" fo:margin-top="0.246cm" fo:margin-bottom="0cm" fo:text-indent="0cm" style:punctuation-wrap="hanging" style:line-break="strict"/>
    </style:style>
    <style:style style:name="P15"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hyphenate="false"/>
    </style:style>
    <style:style style:name="P16" style:family="paragraph">
      <style:paragraph-properties fo:margin-left="0cm" fo:margin-right="0cm" fo:line-height="100%"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7" style:family="paragraph">
      <style:paragraph-properties fo:margin-left="0cm" fo:margin-right="0cm" fo:margin-top="0.282cm" fo:margin-bottom="0cm" fo:text-indent="0cm"/>
    </style:style>
    <style:style style:name="P18" style:family="paragraph">
      <style:paragraph-properties fo:margin-left="0cm" fo:margin-right="0cm" fo:margin-top="0.246cm" fo:margin-bottom="0cm" fo:text-indent="0cm"/>
    </style:style>
    <style:style style:name="P19" style:family="paragraph">
      <style:paragraph-properties fo:margin-left="0cm" fo:margin-right="0cm" fo:text-indent="0cm" style:writing-mode="lr-tb"/>
      <style:text-properties fo:font-size="36pt" style:font-size-asian="36pt" style:font-size-complex="36pt"/>
    </style:style>
    <style:style style:name="P20" style:family="paragraph">
      <style:paragraph-properties fo:margin-left="0cm" fo:margin-right="0cm" fo:line-height="100%" fo:text-indent="0cm" style:punctuation-wrap="hanging" style:line-break="strict">
        <style:tab-stops>
          <style:tab-stop style:position="0cm"/>
          <style:tab-stop style:position="0.732cm"/>
          <style:tab-stop style:position="2.729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style>
    <style:style style:name="P21" style:family="paragraph">
      <style:paragraph-properties fo:margin-left="0cm" fo:margin-right="0cm" fo:text-align="center" fo:text-indent="0cm"/>
    </style:style>
    <style:style style:name="P22" style:family="paragraph">
      <style:paragraph-properties fo:margin-left="0cm" fo:margin-right="0cm" fo:text-align="center" fo:text-indent="0cm"/>
      <style:text-properties fo:font-size="20pt" style:font-size-asian="20pt" style:font-size-complex="20pt"/>
    </style:style>
    <style:style style:name="P23" style:family="paragraph">
      <style:paragraph-properties fo:margin-left="0cm" fo:margin-right="0cm" fo:line-height="100%" fo:text-indent="0cm" style:punctuation-wrap="hanging" style:line-break="strict">
        <style:tab-stops>
          <style:tab-stop style:position="0cm"/>
          <style:tab-stop style:position="2.994cm"/>
          <style:tab-stop style:position="4.378cm"/>
          <style:tab-stop style:position="5.838cm"/>
          <style:tab-stop style:position="7.298cm"/>
          <style:tab-stop style:position="8.757cm"/>
          <style:tab-stop style:position="10.217cm"/>
          <style:tab-stop style:position="11.676cm"/>
          <style:tab-stop style:position="13.136cm"/>
          <style:tab-stop style:position="14.596cm"/>
          <style:tab-stop style:position="16.055cm"/>
          <style:tab-stop style:position="17.515cm"/>
          <style:tab-stop style:position="18.975cm"/>
          <style:tab-stop style:position="20.434cm"/>
          <style:tab-stop style:position="21.894cm"/>
          <style:tab-stop style:position="23.353cm"/>
          <style:tab-stop style:position="24.813cm"/>
          <style:tab-stop style:position="26.273cm"/>
          <style:tab-stop style:position="27.732cm"/>
          <style:tab-stop style:position="29.192cm"/>
        </style:tab-stops>
      </style:paragraph-properties>
    </style:style>
    <style:style style:name="P24" style:family="paragraph">
      <style:paragraph-properties fo:margin-left="0cm" fo:margin-right="0cm" fo:margin-top="0.282cm" fo:margin-bottom="0cm" fo:text-indent="0cm" style:writing-mode="lr-tb"/>
    </style:style>
    <style:style style:name="P25" style:family="paragraph">
      <style:paragraph-properties fo:margin-left="0cm" fo:margin-right="0cm" fo:line-height="100%" fo:text-indent="0cm" style:punctuation-wrap="hanging" style:line-break="strict">
        <style:tab-stops>
          <style:tab-stop style:position="0cm"/>
          <style:tab-stop style:position="2.729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style>
    <style:style style:name="P26" style:family="paragraph">
      <style:paragraph-properties fo:margin-left="0cm" fo:margin-right="0cm" fo:line-height="100%" fo:text-indent="0cm" style:punctuation-wrap="hanging" style:line-break="strict">
        <style:tab-stops>
          <style:tab-stop style:position="0cm"/>
          <style:tab-stop style:position="2.99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style>
    <style:style style:name="P27" style:family="paragraph">
      <style:paragraph-properties fo:margin-left="0cm" fo:margin-right="0cm" fo:line-height="100%" fo:text-indent="0cm" style:punctuation-wrap="hanging" style:line-break="strict">
        <style:tab-stops>
          <style:tab-stop style:position="0cm"/>
          <style:tab-stop style:position="3.726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style>
    <style:style style:name="P28" style:family="paragraph">
      <style:text-properties style:font-name="Calibri2" fo:font-size="18pt" style:font-size-asian="18pt" style:font-size-complex="18pt"/>
    </style:style>
    <style:style style:name="P29" style:family="paragraph">
      <style:paragraph-properties fo:margin-left="0cm" fo:margin-right="0cm" fo:line-height="100%" fo:text-indent="0cm" style:punctuation-wrap="hanging" style:line-break="strict">
        <style:tab-stops>
          <style:tab-stop style:position="0cm"/>
          <style:tab-stop style:position="3.227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style>
    <style:style style:name="P30" style:family="paragraph">
      <style:paragraph-properties fo:margin-left="0cm" fo:margin-right="0cm" fo:line-height="100%" fo:text-indent="0cm" style:punctuation-wrap="hanging" style:line-break="strict" style:writing-mode="lr-tb">
        <style:tab-stops>
          <style:tab-stop style:position="0cm"/>
          <style:tab-stop style:position="3.227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style>
    <style:style style:name="P31" style:family="paragraph">
      <style:paragraph-properties fo:margin-left="0.952cm" fo:margin-right="0cm" fo:text-indent="0cm" style:writing-mode="lr-tb"/>
      <style:text-properties fo:font-size="28pt" style:font-size-asian="28pt" style:font-size-complex="28pt"/>
    </style:style>
    <style:style style:name="P32" style:family="paragraph">
      <style:paragraph-properties fo:margin-left="0cm" fo:margin-right="0cm" fo:line-height="100%" fo:text-indent="0cm" style:punctuation-wrap="hanging" style:line-break="strict">
        <style:tab-stops>
          <style:tab-stop style:position="0cm"/>
          <style:tab-stop style:position="6.491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33" style:family="paragraph">
      <style:paragraph-properties fo:margin-left="2.063cm" fo:margin-right="0cm" fo:margin-top="0.246cm" fo:margin-bottom="0cm" fo:line-height="100%" fo:text-align="start" fo:text-indent="-0.793cm" style:text-autospace="ideograph-alpha" style:punctuation-wrap="simple" style:line-break="normal" style:writing-mode="lr-tb">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hyphenate="false"/>
    </style:style>
    <style:style style:name="T1" style:family="text">
      <style:text-properties fo:color="#000000" fo:font-size="40pt" fo:language="en" fo:country="GB" style:font-size-asian="40pt" style:font-size-complex="40pt"/>
    </style:style>
    <style:style style:name="T2" style:family="text">
      <style:text-properties fo:color="#898989" fo:language="en" fo:country="GB"/>
    </style:style>
    <style:style style:name="T3" style:family="text">
      <style:text-properties fo:color="#898989" fo:font-size="24pt" fo:language="en" fo:country="GB" style:font-size-asian="24pt" style:font-size-complex="24pt"/>
    </style:style>
    <style:style style:name="T4" style:family="text">
      <style:text-properties fo:language="en" fo:country="GB"/>
    </style:style>
    <style:style style:name="T5" style:family="text">
      <style:text-properties fo:language="en" fo:country="GB" fo:font-style="italic" style:font-style-asian="italic" style:font-style-complex="italic"/>
    </style:style>
    <style:style style:name="T6" style:family="text">
      <style:text-properties fo:color="#ffffff" style:font-name="Calibri" fo:font-size="18pt" fo:language="en" fo:country="US" style:font-size-asian="18pt" style:font-size-complex="18pt"/>
    </style:style>
    <style:style style:name="T7" style:family="text">
      <style:text-properties fo:color="#ffffff" style:font-name="Calibri" fo:font-size="18pt" fo:language="en" fo:country="GB" style:font-size-asian="18pt" style:font-size-complex="18pt"/>
    </style:style>
    <style:style style:name="T8" style:family="text">
      <style:text-properties fo:language="en" fo:country="US"/>
    </style:style>
    <style:style style:name="T9" style:family="text">
      <style:text-properties fo:color="#000000" style:text-outline="false" style:text-line-through-style="none" style:text-position="0% 100%" style:font-name="Calibri" fo:font-size="28pt" fo:letter-spacing="normal" fo:language="en" fo:country="GB" fo:font-style="normal" fo:text-shadow="none" style:text-underline-style="none" fo:font-weight="normal" style:text-underline-mode="continuous" style:text-overline-mode="continuous" style:text-line-through-mode="continuous" style:letter-kerning="false" style:font-name-asian="ＭＳ Ｐゴシック1" style:font-size-asian="28pt" style:language-asian="zxx" style:country-asian="none" style:font-style-asian="normal" style:font-weight-asian="normal" style:font-name-complex="ＭＳ Ｐゴシック1"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font-size="22pt" fo:language="en" fo:country="GB" style:font-size-asian="22pt" style:font-size-complex="22pt"/>
    </style:style>
    <style:style style:name="T11" style:family="text">
      <style:text-properties fo:font-size="36pt" fo:language="en" fo:country="GB" style:font-size-asian="36pt" style:font-size-complex="36pt"/>
    </style:style>
    <style:style style:name="T12" style:family="text">
      <style:text-properties fo:color="#000000" style:font-name="Calibri" fo:font-size="18pt" fo:language="en" fo:country="US" style:font-size-asian="18pt" style:font-size-complex="18pt"/>
    </style:style>
    <style:style style:name="T13" style:family="text">
      <style:text-properties fo:font-size="28pt" fo:language="en" fo:country="GB" style:font-size-asian="28pt" style:font-size-complex="28pt"/>
    </style:style>
    <style:style style:name="T14" style:family="text">
      <style:text-properties fo:font-size="20pt" style:font-size-asian="20pt" style:font-size-complex="20pt"/>
    </style:style>
    <style:style style:name="T15" style:family="text">
      <style:text-properties fo:color="#000000" style:font-name="Calibri" fo:font-size="18pt" fo:language="en" fo:country="GB" style:font-size-asian="18pt" style:font-size-complex="18pt"/>
    </style:style>
    <style:style style:name="T16" style:family="text">
      <style:text-properties fo:font-size="24pt" fo:language="en" fo:country="GB" style:font-size-asian="24pt" style:font-size-complex="24pt"/>
    </style:style>
    <style:style style:name="T17" style:family="text">
      <style:text-properties fo:color="#ff1f25" style:font-name="Calibri" fo:font-size="18pt" fo:language="en" fo:country="GB" style:font-size-asian="18pt" style:font-size-complex="18pt"/>
    </style:style>
    <style:style style:name="T18" style:family="text">
      <style:text-properties style:font-name="Calibri2" fo:font-size="18pt" style:font-size-asian="18pt" style:font-size-complex="18pt"/>
    </style:style>
    <style:style style:name="T19" style:family="text">
      <style:text-properties fo:font-size="22pt" fo:language="en" fo:country="US" style:font-size-asian="22pt" style:font-size-complex="22pt"/>
    </style:style>
    <text:list-style style:name="L1">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Calibri"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Lecture 2 Domain Specific Embedded Languages" draw:style-name="dp1" draw:master-page-name="Default" presentation:presentation-page-layout-name="AL1T0" presentation:use-date-time-name="dtd1">
        <office:forms form:automatic-focus="false" form:apply-design-mode="false"/>
        <draw:frame presentation:style-name="pr1" draw:text-style-name="P2" draw:layer="layout" svg:width="21.59cm" svg:height="5.196cm" svg:x="1.905cm" svg:y="5.361cm" presentation:class="title" presentation:user-transformed="true">
          <draw:text-box>
            <text:p text:style-name="P1"><text:span text:style-name="T1">AFP - Lecture 2</text:span><text:span text:style-name="T1"><text:line-break/></text:span><text:span text:style-name="T1"> Domain Specific</text:span><text:span text:style-name="T1"><text:line-break/></text:span><text:span text:style-name="T1">Embedded Languages</text:span></text:p>
          </draw:text-box>
        </draw:frame>
        <draw:frame presentation:style-name="pr2" draw:text-style-name="P4" draw:layer="layout" svg:width="17.78cm" svg:height="4.444cm" svg:x="3.81cm" svg:y="11.853cm">
          <draw:text-box>
            <text:p text:style-name="P3"><text:span text:style-name="T2">Patrik Jansson</text:span></text:p>
            <text:p text:style-name="P3"><text:span text:style-name="T2">2014</text:span></text:p>
            <text:p text:style-name="P3"><text:span text:style-name="T3">(slides by Norell, Bernardy &amp; Jansson)</text:span></text:p>
          </draw:text-box>
        </draw:frame>
        <presentation:notes draw:style-name="dp2">
          <draw:page-thumbnail draw:style-name="gr1" draw:layer="layout" svg:width="7.142cm" svg:height="9.524cm" svg:x="5.953cm" svg:y="1.93cm" draw:page-number="1" presentation:class="page"/>
          <draw:frame presentation:style-name="pr3" draw:text-style-name="P5" draw:layer="layout" svg:width="15.239cm" svg:height="11.43cm" svg:x="1.905cm" svg:y="12.065cm" presentation:class="notes" presentation:placeholder="true">
            <draw:text-box/>
          </draw:frame>
        </presentation:notes>
      </draw:page>
      <draw:page draw:name="Anatomy of a DSEL"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4">Anatomy of a DSEL</text:span></text:p>
          </draw:text-box>
        </draw:frame>
        <draw:frame presentation:style-name="pr5" draw:text-style-name="P6" draw:layer="layout" svg:width="22.86cm" svg:height="13.927cm" svg:x="1.27cm" svg:y="4.445cm" presentation:class="outline" presentation:user-transformed="true">
          <draw:text-box>
            <text:list text:style-name="L3">
              <text:list-item>
                <text:p text:style-name="P3"><text:span text:style-name="T4">A set of types modelling concepts in the domain</text:span></text:p>
              </text:list-item>
              <text:list-item>
                <text:p text:style-name="P3"><text:span text:style-name="T5">Constructor functions </text:span><text:span text:style-name="T4">constructing elements of these types</text:span></text:p>
              </text:list-item>
              <text:list-item>
                <text:p text:style-name="P3"><text:span text:style-name="T5">Combinators </text:span><text:span text:style-name="T4">combining and modifying elements</text:span></text:p>
                <text:p text:style-name="P3"><text:span text:style-name="T5"/></text:p>
              </text:list-item>
              <text:list-item>
                <text:p text:style-name="P3"><text:span text:style-name="T5">Run functions </text:span><text:span text:style-name="T4">making observations of the elements</text:span></text:p>
              </text:list-item>
            </text:list>
          </draw:text-box>
        </draw:frame>
        <draw:custom-shape draw:name="Line Callout 2 7" draw:style-name="gr2" draw:text-style-name="P8" xml:id="id1" draw:id="id1" draw:layer="layout" svg:width="13.335cm" svg:height="1.786cm" svg:x="12.065cm" svg:y="3.294cm">
          <text:p text:style-name="P7"><text:span text:style-name="T6">n</text:span><text:span text:style-name="T7">ewtype Signal a = Signal (Time -&gt; a)</text:span></text:p>
          <draw:enhanced-geometry svg:viewBox="0 0 21600 21600" draw:type="line-callout-2" draw:modifiers="-3615.11697660468 18964.96922216 -1291 2801 343.371325734853 4581.0856183547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Line Callout 2 8" draw:style-name="gr3" draw:text-style-name="P10" xml:id="id2" draw:id="id2" draw:layer="layout" svg:width="8.255cm" svg:height="1.874cm" svg:x="17.145cm" svg:y="5.958cm">
          <text:p text:style-name="P9"><text:span text:style-name="T7">constS :: a -&gt; Signal a</text:span></text:p>
          <text:p text:style-name="P9"><text:span text:style-name="T7">timeS :: Signal Time</text:span></text:p>
          <draw:enhanced-geometry svg:viewBox="0 0 21600 21600" draw:type="line-callout-2" draw:modifiers="-12322.6744186047 21968.64 -2505 2899 654.06976744186 3260.1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Line Callout 2 9" draw:style-name="gr4" draw:text-style-name="P10" xml:id="id3" draw:id="id3" draw:layer="layout" svg:width="15.24cm" svg:height="1.927cm" svg:x="10.16cm" svg:y="12.678cm">
          <text:p text:style-name="P9"><text:span text:style-name="T7">($$) :: Signal (a -&gt; b) -&gt; Signal a -&gt; Signal b</text:span></text:p>
          <text:p text:style-name="P9"><text:span text:style-name="T7">mapS :: (a -&gt; b) -&gt; Signal a -&gt; Signal b</text:span></text:p>
          <draw:enhanced-geometry svg:viewBox="0 0 21600 21600" draw:type="line-callout-2" draw:modifiers="-4971.64228069024 -12267.6348547718 -2186.78564398662 4078.00829875519 272.108129387835 3988.3817427385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Line Callout 2 10" draw:style-name="gr5" draw:text-style-name="P8" xml:id="id4" draw:id="id4" draw:layer="layout" svg:width="11.43cm" svg:height="1.014cm" svg:x="13.335cm" svg:y="17.145cm">
          <text:p text:style-name="P7"><text:span text:style-name="T7">sample :: Signal a -&gt; (Time -&gt; a)</text:span></text:p>
          <draw:enhanced-geometry svg:viewBox="0 0 21600 21600" draw:type="line-callout-2" draw:modifiers="-12342.8571428571 -23791.921182266 -2628.43145831511 3553.89162561576 383.588487446418 3298.5221674876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7.142cm" svg:height="9.524cm" svg:x="5.953cm" svg:y="1.93cm" draw:page-number="2" presentation:class="page"/>
          <draw:frame presentation:style-name="pr3" draw:text-style-name="P5" draw:layer="layout" svg:width="15.239cm" svg:height="11.43cm" svg:x="1.905cm" svg:y="12.065cm" presentation:class="notes" presentation:placeholder="true">
            <draw:text-box/>
          </draw:frame>
        </presentation:notes>
      </draw:page>
      <draw:page draw:name="Primitive and Derived operations" draw:style-name="dp1" draw:master-page-name="Default" presentation:use-date-time-name="dtd1">
        <office:forms form:automatic-focus="false" form:apply-design-mode="false"/>
        <draw:frame presentation:style-name="pr4" draw:text-style-name="P2" draw:layer="layout" svg:width="22.86cm" svg:height="3.879cm" svg:x="1.27cm" svg:y="0.411cm" presentation:class="title" presentation:user-transformed="true">
          <draw:text-box>
            <text:p text:style-name="P1"><text:span text:style-name="T4">Primitive and Derived operations</text:span></text:p>
          </draw:text-box>
        </draw:frame>
        <draw:frame presentation:style-name="pr6" draw:text-style-name="P6" draw:layer="layout" svg:width="22.86cm" svg:height="12.573cm" svg:x="1.27cm" svg:y="4.445cm" presentation:class="outline" presentation:user-transformed="true">
          <draw:text-box>
            <text:list text:style-name="L3">
              <text:list-item>
                <text:p text:style-name="P3"><text:span text:style-name="T4">A </text:span><text:span text:style-name="T5">primitive operation</text:span><text:span text:style-name="T4"> is defined exploiting the definitions of the involved types</text:span></text:p>
              </text:list-item>
            </text:list>
            <text:p text:style-name="P11"><text:span text:style-name="T4"/></text:p>
            <text:list text:continue-numbering="true" text:style-name="L3">
              <text:list-item>
                <text:p text:style-name="P3"><text:span text:style-name="T4">A </text:span><text:span text:style-name="T5">derived operation </text:span><text:span text:style-name="T4">can be defined purely in terms of other operations</text:span></text:p>
              </text:list-item>
            </text:list>
            <text:p text:style-name="P11"><text:span text:style-name="T4"/></text:p>
          </draw:text-box>
        </draw:frame>
        <draw:custom-shape draw:name="Cloud Callout 5" draw:style-name="gr6" draw:text-style-name="P8" xml:id="id7" draw:id="id7" draw:layer="layout" svg:width="10.584cm" svg:height="4.656cm" svg:x="-0.424cm" svg:y="13.335cm">
          <text:p text:style-name="P7"><text:span text:style-name="T7">Try to keep the set of primitive operations as small as possible! (Why?)</text:span></text:p>
          <draw:enhanced-geometry svg:viewBox="0 0 21600 21600" draw:text-areas="3000 3320 17110 17330" draw:type="cloud-callout" draw:modifiers="13284.4591402929 -20370.88254240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Line Callout 2 6" draw:style-name="gr6" draw:text-style-name="P13" xml:id="id5" draw:id="id5" draw:layer="layout" svg:width="8.255cm" svg:height="1.27cm" svg:x="15.875cm" svg:y="8.255cm">
          <text:p text:style-name="P12"><text:span text:style-name="T7">timeS :: Signal Time</text:span></text:p>
          <text:p text:style-name="P12"><text:span text:style-name="T7">timeS = Signal (\t -&gt; t)</text:span></text:p>
          <draw:enhanced-geometry svg:viewBox="0 0 21600 21600" draw:type="line-callout-2" draw:modifiers="-21325.2906976744 -40633.8316286389 -10056.976744186 12694.8859166011 737.790697674419 5744.138473642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Line Callout 2 7" draw:style-name="gr7" draw:text-style-name="P13" xml:id="id6" draw:id="id6" draw:layer="layout" svg:width="13.97cm" svg:height="1.905cm" svg:x="10.795cm" svg:y="14.605cm">
          <text:p text:style-name="P12"><text:span text:style-name="T7">mapS :: (a -&gt; b) -&gt; Signal a -&gt; Signal b</text:span></text:p>
          <text:p text:style-name="P12"><text:span text:style-name="T7">mapS f s = constS f <text:s/>$$ <text:s/>s</text:span></text:p>
          <draw:enhanced-geometry svg:viewBox="0 0 21600 21600" draw:type="line-callout-2" draw:modifiers="3871.33347648701 -34621.1962224554 1145.63023405626 -19781.589299764 278.290745114881 3422.4554039874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1" draw:layer="layout" svg:width="7.142cm" svg:height="9.524cm" svg:x="5.953cm" svg:y="1.93cm" draw:page-number="3" presentation:class="page"/>
          <draw:frame presentation:style-name="pr3" draw:text-style-name="P5" draw:layer="layout" svg:width="15.239cm" svg:height="11.43cm" svg:x="1.905cm" svg:y="12.065cm" presentation:class="notes" presentation:placeholder="true">
            <draw:text-box/>
          </draw:frame>
        </presentation:notes>
      </draw:page>
      <draw:page draw:name="Think about…"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4">Think about</text:span><text:span text:style-name="T8">…</text:span></text:p>
          </draw:text-box>
        </draw:frame>
        <draw:frame presentation:style-name="pr6" draw:text-style-name="P6" draw:layer="layout" svg:width="22.86cm" svg:height="12.573cm" svg:x="1.27cm" svg:y="4.445cm" presentation:class="outline" presentation:user-transformed="true">
          <draw:text-box>
            <text:list text:style-name="L3">
              <text:list-item>
                <text:p text:style-name="P3"><text:span text:style-name="T4">Compositionality</text:span></text:p>
                <text:list>
                  <text:list-item>
                    <text:p text:style-name="P14"><text:span text:style-name="T4">Combining elements into more complex ones should be easy and natural</text:span></text:p>
                  </text:list-item>
                </text:list>
              </text:list-item>
            </text:list>
            <text:p text:style-name="P11"><text:span text:style-name="T4"/></text:p>
            <text:list text:continue-numbering="true" text:style-name="L3">
              <text:list-item>
                <text:p text:style-name="P3"><text:span text:style-name="T4">Abstraction</text:span></text:p>
                <text:list>
                  <text:list-item>
                    <text:p text:style-name="P14"><text:span text:style-name="T4">The user shouldn’t have to know (or be allowed to exploit) the underlying implementation of your types.</text:span></text:p>
                  </text:list-item>
                </text:list>
              </text:list-item>
            </text:list>
            <text:p text:style-name="P15"><text:span text:style-name="T9"/></text:p>
          </draw:text-box>
        </draw:frame>
        <draw:custom-shape draw:name="Line Callout 2 7" draw:style-name="gr6" draw:text-style-name="P10" xml:id="id9" draw:id="id9" draw:layer="layout" svg:width="18.415cm" svg:height="2.509cm" svg:x="6.212cm" svg:y="2.596cm">
          <text:p text:style-name="P9"><text:span text:style-name="T7">Answer: Awkwardly!</text:span></text:p>
          <text:p text:style-name="P16"><text:span text:style-name="T7">addS x y = mapS (\t -&gt; sample x t + sample y t) timeS</text:span></text:p>
          <draw:enhanced-geometry svg:viewBox="0 0 21600 21600" draw:type="line-callout-2" draw:modifiers="21130.8427454387 46917.609561753 21991.7463075586 31685.7370517928 15653.4317984361 15515.856573705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Line Callout 2 8" draw:style-name="gr6" draw:text-style-name="P8" xml:id="id8" draw:id="id8" draw:layer="layout" svg:width="13.335cm" svg:height="2.54cm" svg:x="11.43cm" svg:y="8.89cm">
          <text:p text:style-name="P7"><text:span text:style-name="T7">Suppose we didn’t have ($$) in our Signal language. How would you define</text:span></text:p>
          <text:p text:style-name="P7"><text:span text:style-name="T6">a</text:span><text:span text:style-name="T7">ddS x y = constS (+) $$ x $$ y</text:span></text:p>
          <draw:enhanced-geometry svg:viewBox="0 0 21600 21600" draw:type="line-callout-2" draw:modifiers="-2824.7150569886 -1725.61983471074 -1995 11692 150.629874025195 6876.9775678866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Cloud Callout 9" draw:style-name="gr6" draw:text-style-name="P8" xml:id="id10" draw:id="id10" draw:layer="layout" svg:width="11.007cm" svg:height="4.022cm" svg:x="10.583cm" svg:y="14.605cm">
          <text:p text:style-name="P7"><text:span text:style-name="T7">Changing implementation shouldn’t break user code!</text:span></text:p>
          <draw:enhanced-geometry svg:viewBox="0 0 21600 21600" draw:text-areas="3000 3320 17110 17330" draw:type="cloud-callout" draw:modifiers="1269.54941860465 1804.026845637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7.142cm" svg:height="9.524cm" svg:x="5.953cm" svg:y="1.93cm" draw:page-number="4" presentation:class="page"/>
          <draw:frame presentation:style-name="pr3" draw:text-style-name="P5" draw:layer="layout" svg:width="15.239cm" svg:height="11.43cm" svg:x="1.905cm" svg:y="12.065cm" presentation:class="notes" presentation:placeholder="true">
            <draw:text-box/>
          </draw:frame>
        </presentation:notes>
      </draw:page>
      <draw:page draw:name="Implementation of a DSEL"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5"><text:span text:style-name="T4">Implementation of a DSEL</text:span></text:p>
          </draw:text-box>
        </draw:frame>
        <draw:frame presentation:style-name="pr7" draw:text-style-name="P6" draw:layer="layout" svg:width="22.86cm" svg:height="14.183cm" svg:x="1.27cm" svg:y="3.938cm" presentation:class="outline" presentation:user-transformed="true">
          <draw:text-box>
            <text:list text:style-name="L3">
              <text:list-item>
                <text:p text:style-name="P17"><text:span text:style-name="T4">Shallow embedding</text:span></text:p>
                <text:list>
                  <text:list-item>
                    <text:p text:style-name="P18"><text:span text:style-name="T10">Represent elements by their semantics (what observations they support)</text:span></text:p>
                  </text:list-item>
                  <text:list-item>
                    <text:p text:style-name="P18"><text:span text:style-name="T10">Constructor functions and combinators do most of the work, run functions for free </text:span></text:p>
                  </text:list-item>
                </text:list>
                <text:p text:style-name="P17"><text:span text:style-name="T4"/></text:p>
              </text:list-item>
              <text:list-item>
                <text:p text:style-name="P17"><text:span text:style-name="T4">Deep embedding</text:span></text:p>
                <text:list>
                  <text:list-item>
                    <text:p text:style-name="P18"><text:span text:style-name="T10">Represent elements by how they are constructed</text:span></text:p>
                  </text:list-item>
                  <text:list-item>
                    <text:p text:style-name="P18"><text:span text:style-name="T10">Most of the work done by the run functions, constructor functions and combinators for free</text:span></text:p>
                  </text:list-item>
                </text:list>
              </text:list-item>
              <text:list-item>
                <text:p text:style-name="P17"><text:span text:style-name="T4">Or something in between</text:span><text:span text:style-name="T8">…</text:span></text:p>
              </text:list-item>
            </text:list>
          </draw:text-box>
        </draw:frame>
        <draw:custom-shape draw:name="Cloud Callout 3" draw:style-name="gr6" draw:text-style-name="P8" xml:id="id11" draw:id="id11" draw:layer="layout" svg:width="8.678cm" svg:height="4.868cm" svg:x="16.087cm" svg:y="8.255cm">
          <text:p text:style-name="P7"><text:span text:style-name="T7">Is the signal library a deep or shallow embedding?</text:span></text:p>
          <draw:enhanced-geometry svg:viewBox="0 0 21600 21600" draw:text-areas="3000 3320 17110 17330" draw:type="cloud-callout" draw:modifiers="-6557.89837538887 12048.79852125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7.142cm" svg:height="9.524cm" svg:x="5.953cm" svg:y="1.93cm" draw:page-number="5" presentation:class="page"/>
          <draw:frame presentation:style-name="pr3" draw:text-style-name="P5" draw:layer="layout" svg:width="15.239cm" svg:height="11.43cm" svg:x="1.905cm" svg:y="12.065cm" presentation:class="notes" presentation:placeholder="true">
            <draw:text-box/>
          </draw:frame>
        </presentation:notes>
      </draw:page>
      <draw:page draw:name="A deep embedding of Signals" draw:style-name="dp1" draw:master-page-name="Default" presentation:use-date-time-name="dtd1">
        <office:forms form:automatic-focus="false" form:apply-design-mode="false"/>
        <draw:frame presentation:style-name="pr4" draw:text-style-name="P19" draw:layer="layout" svg:width="22.86cm" svg:height="3.176cm" svg:x="1.27cm" svg:y="0.762cm" presentation:class="title" presentation:user-transformed="true">
          <draw:text-box>
            <text:p text:style-name="P5"><text:span text:style-name="T11">A deep embedding of Signals</text:span></text:p>
          </draw:text-box>
        </draw:frame>
        <draw:custom-shape draw:name="TextBox 3" draw:style-name="gr8" draw:text-style-name="P10" draw:layer="layout" svg:width="22.86cm" svg:height="13.323cm" svg:x="1.27cm" svg:y="4.457cm">
          <text:p text:style-name="P9"><text:span text:style-name="T12">data Signal a where</text:span></text:p>
          <text:p text:style-name="P20"><text:span text:style-name="T12"><text:tab/></text:span><text:span text:style-name="T12">ConstS</text:span><text:span text:style-name="T12"><text:tab/></text:span><text:span text:style-name="T12">:: a -&gt; Signal a</text:span></text:p>
          <text:p text:style-name="P20"><text:span text:style-name="T12"><text:tab/></text:span><text:span text:style-name="T12">TimeS</text:span><text:span text:style-name="T12"><text:tab/></text:span><text:span text:style-name="T12"><text:tab/></text:span><text:span text:style-name="T12">:: Signal Time</text:span></text:p>
          <text:p text:style-name="P20"><text:span text:style-name="T12"><text:tab/></text:span><text:span text:style-name="T12">(:$$)</text:span><text:span text:style-name="T12"><text:tab/></text:span><text:span text:style-name="T12"><text:tab/></text:span><text:span text:style-name="T12">:: Signal (a -&gt; b) -&gt; Signal a -&gt; Signal b</text:span></text:p>
          <text:p text:style-name="P9"><text:span text:style-name="T12"/></text:p>
          <text:p text:style-name="P20"><text:span text:style-name="T12">constS</text:span><text:span text:style-name="T12"><text:tab/></text:span><text:span text:style-name="T12">= ConstS</text:span></text:p>
          <text:p text:style-name="P20"><text:span text:style-name="T12">timeS</text:span><text:span text:style-name="T12"><text:tab/></text:span><text:span text:style-name="T12">= TimeS</text:span></text:p>
          <text:p text:style-name="P20"><text:span text:style-name="T12">($$)</text:span><text:span text:style-name="T12"><text:tab/></text:span><text:span text:style-name="T12">= (:$$)</text:span></text:p>
          <text:p text:style-name="P9"><text:span text:style-name="T12"/></text:p>
          <text:p text:style-name="P9"><text:span text:style-name="T12">sample :: Signal a -&gt; (Time -&gt; a)</text:span></text:p>
          <text:p text:style-name="P20"><text:span text:style-name="T12">sample (ConstS x)</text:span><text:span text:style-name="T12"><text:tab/></text:span><text:span text:style-name="T12">= const <text:s/>x</text:span></text:p>
          <text:p text:style-name="P20"><text:span text:style-name="T12">sample TimeS</text:span><text:span text:style-name="T12"><text:tab/></text:span><text:span text:style-name="T12"><text:tab/></text:span><text:span text:style-name="T12">= id</text:span></text:p>
          <text:p text:style-name="P20"><text:span text:style-name="T12">sample (f :$$ x)</text:span><text:span text:style-name="T12"><text:tab/></text:span><text:span text:style-name="T12"><text:tab/></text:span><text:span text:style-name="T12">= \t -&gt; sample f t <text:s/>$ <text:s/>sample x t</text:span></text:p>
          <text:p text:style-name="P9"><text:span text:style-name="T12"/></text:p>
          <text:p text:style-name="P9"><text:span text:style-name="T12">-- Start of derived operations</text:span></text:p>
          <text:p text:style-name="P9"><text:span text:style-name="T12">mapS :: (a -&gt; b) -&gt; Signal a -&gt; Signal b</text:span></text:p>
          <text:p text:style-name="P9"><text:span text:style-name="T12">mapS f x = constS f $$ x</text:span></text:p>
          <draw:enhanced-geometry svg:viewBox="0 0 21600 21600" draw:type="mso-spt202" draw:enhanced-path="M 0 0 L 21600 0 21600 21600 0 21600 0 0 Z N"/>
        </draw:custom-shape>
        <draw:custom-shape draw:name="Line Callout 2 4" draw:style-name="gr6" draw:text-style-name="P8" xml:id="id12" draw:id="id12" draw:layer="layout" svg:width="9.314cm" svg:height="2.835cm" svg:x="14.295cm" svg:y="3.33cm">
          <text:p text:style-name="P7"><text:span text:style-name="T7">Generalized Algebraic Datatype (GADT). More on these in another lecture.</text:span></text:p>
          <draw:enhanced-geometry svg:viewBox="0 0 21600 21600" draw:type="line-callout-2" draw:modifiers="-15322.8985507246 9779.40761636107 -3385.50724637681 3511.14245416079 670 252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Line Callout 2 5" draw:style-name="gr6" draw:text-style-name="P8" xml:id="id13" draw:id="id13" draw:layer="layout" svg:width="7.197cm" svg:height="2.752cm" svg:x="15.91cm" svg:y="10.135cm">
          <text:p text:style-name="P7"><text:span text:style-name="T7">All the work happens in the run function.</text:span></text:p>
          <draw:enhanced-geometry svg:viewBox="0 0 21600 21600" draw:type="line-callout-2" draw:modifiers="-10295.8599611003 17826.0806393026 -4717.31036399 6598.47439157283 396.110030564046 2753.9411551035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Line Callout 2 6" draw:style-name="gr6" draw:text-style-name="P8" xml:id="id14" draw:id="id14" draw:layer="layout" svg:width="7.62cm" svg:height="2.54cm" svg:x="15.875cm" svg:y="14.605cm">
          <text:p text:style-name="P7"><text:span text:style-name="T7">Derived operations are unaffected by implementation style.</text:span></text:p>
          <draw:enhanced-geometry svg:viewBox="0 0 21600 21600" draw:type="line-callout-2" draw:modifiers="-11858.6012334339 6230.93270365998 -4055.84568954206 2890.20070838253 370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Line Callout 2 5" draw:style-name="gr6" draw:text-style-name="P8" draw:layer="layout" svg:width="7.197cm" svg:height="1.714cm" svg:x="13.516cm" svg:y="7.811cm">
          <text:p text:style-name="P7"><text:span text:style-name="T7">Simple constructors and combinators.</text:span></text:p>
          <draw:enhanced-geometry svg:viewBox="0 0 21600 21600" draw:type="line-callout-2" draw:modifiers="-14485.0236176716 15554.5189504373 -4717.31036399 6598.47439157283 396.110030564046 4408.1632653061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1" draw:layer="layout" svg:width="7.142cm" svg:height="9.524cm" svg:x="5.953cm" svg:y="1.93cm" draw:page-number="6" presentation:class="page"/>
          <draw:frame presentation:style-name="pr3" draw:text-style-name="P5" draw:layer="layout" svg:width="15.239cm" svg:height="11.43cm" svg:x="1.905cm" svg:y="12.065cm" presentation:class="notes" presentation:placeholder="true">
            <draw:text-box/>
          </draw:frame>
        </presentation:notes>
      </draw:page>
      <draw:page draw:name="Deep vs. Shallow"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5"><text:span text:style-name="T4">Deep vs. Shallow</text:span></text:p>
          </draw:text-box>
        </draw:frame>
        <draw:frame presentation:style-name="pr6" draw:text-style-name="P6" draw:layer="layout" svg:width="22.86cm" svg:height="12.573cm" svg:x="1.27cm" svg:y="4.445cm" presentation:class="outline" presentation:user-transformed="true">
          <draw:text-box>
            <text:list text:style-name="L3">
              <text:list-item>
                <text:p text:style-name="P17"><text:span text:style-name="T13">A shallow embedding (when it works out) is often more elegant</text:span></text:p>
                <text:list>
                  <text:list-item>
                    <text:p text:style-name="P18"><text:span text:style-name="T10">When there is an obvious semantics, shallow embeddings usually work out nicely</text:span></text:p>
                  </text:list-item>
                </text:list>
                <text:p text:style-name="P17"><text:span text:style-name="T13"/></text:p>
                <text:p text:style-name="P17"><text:span text:style-name="T13"/></text:p>
              </text:list-item>
              <text:list-item>
                <text:p text:style-name="P17"><text:span text:style-name="T13">A deep embedding is easier to extend</text:span></text:p>
                <text:list>
                  <text:list-item>
                    <text:p text:style-name="P18"><text:span text:style-name="T10">Adding new operations</text:span></text:p>
                  </text:list-item>
                  <text:list-item>
                    <text:p text:style-name="P18"><text:span text:style-name="T10">Adding new run functions</text:span></text:p>
                  </text:list-item>
                  <text:list-item>
                    <text:p text:style-name="P18"><text:span text:style-name="T10">Adding optimizations</text:span></text:p>
                  </text:list-item>
                </text:list>
              </text:list-item>
            </text:list>
          </draw:text-box>
        </draw:frame>
        <draw:custom-shape draw:name="Line Callout 2 3" draw:style-name="gr9" draw:text-style-name="P8" draw:layer="layout" svg:width="6.35cm" svg:height="1.94cm" svg:x="18.415cm" svg:y="2.752cm">
          <text:p text:style-name="P7"><text:span text:style-name="T7">Like in the Signal example</text:span></text:p>
          <draw:enhanced-geometry svg:viewBox="0 0 21600 21600" draw:type="line-callout-2" draw:modifiers="11529.522909778 63442.3493044822 21304 41750 14359.1875295229 19329.82998454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Line Callout 2 4" draw:style-name="gr6" draw:text-style-name="P8" draw:layer="layout" svg:width="5.715cm" svg:height="1.905cm" svg:x="16.51cm" svg:y="16.51cm">
          <text:p text:style-name="P7"><text:span text:style-name="T7">More on this in another lecture.</text:span></text:p>
          <draw:enhanced-geometry svg:viewBox="0 0 21600 21600" draw:type="line-callout-2" draw:modifiers="-24959.4121763471 -12046.5897166842 -4289.0132960112 -8397.48163693599 1345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0" draw:text-style-name="P22" xml:id="id15" draw:id="id15" draw:layer="layout" svg:width="8.255cm" svg:height="4.445cm" svg:x="17.145cm" svg:y="6.35cm">
          <text:p text:style-name="P21"><text:span text:style-name="T14">Working out the type might be very difficult...</text:span></text:p>
          <draw:enhanced-geometry svg:viewBox="0 0 21600 21600" draw:text-areas="3000 3320 17110 17330" draw:type="cloud-callout" draw:modifiers="1917.73255813953 -1836.437246963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22" xml:id="id16" draw:id="id16" draw:layer="layout" svg:width="9.525cm" svg:height="4.445cm" svg:x="15.875cm" svg:y="11.43cm">
          <text:p text:style-name="P21"><text:span text:style-name="T14">Deep embedding may give you an easier start</text:span></text:p>
          <draw:enhanced-geometry svg:viewBox="0 0 21600 21600" draw:text-areas="3000 3320 17110 17330" draw:type="cloud-callout" draw:modifiers="7378.37497375604 -7583.8056680161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22" xml:id="id17" draw:id="id17" draw:layer="layout" svg:width="16.51cm" svg:height="3.175cm" svg:x="0cm" svg:y="8.89cm">
          <text:p text:style-name="P21"><text:span text:style-name="T14">Most of the time you get a mix between deep and shallow!</text:span></text:p>
          <draw:enhanced-geometry svg:viewBox="0 0 21600 21600" draw:text-areas="3000 3320 17110 17330" draw:type="cloud-callout" draw:modifiers="22357.458663921 21980.85642317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1" draw:layer="layout" svg:width="7.142cm" svg:height="9.524cm" svg:x="5.953cm" svg:y="1.93cm" draw:page-number="7" presentation:class="page"/>
          <draw:frame presentation:style-name="pr3" draw:text-style-name="P5" draw:layer="layout" svg:width="15.239cm" svg:height="11.43cm" svg:x="1.905cm" svg:y="12.065cm" presentation:class="notes" presentation:placeholder="true">
            <draw:text-box/>
          </draw:frame>
        </presentation:notes>
      </draw:page>
      <draw:page draw:name="Case Study: A language for Shapes" draw:style-name="dp1" draw:master-page-name="Default" presentation:use-date-time-name="dtd1">
        <office:forms form:automatic-focus="false" form:apply-design-mode="false"/>
        <draw:frame presentation:style-name="pr4" draw:text-style-name="P2" draw:layer="layout" svg:width="22.86cm" svg:height="3.879cm" svg:x="1.27cm" svg:y="0.411cm" presentation:class="title" presentation:user-transformed="true">
          <draw:text-box>
            <text:p text:style-name="P5"><text:span text:style-name="T4">Case Study: A language for Shapes</text:span></text:p>
          </draw:text-box>
        </draw:frame>
        <draw:frame presentation:style-name="pr6" draw:text-style-name="P6" draw:layer="layout" svg:width="22.86cm" svg:height="12.573cm" svg:x="1.27cm" svg:y="4.445cm" presentation:class="outline" presentation:user-transformed="true">
          <draw:text-box>
            <text:list text:style-name="L3">
              <text:list-item>
                <text:p text:style-name="P17"><text:span text:style-name="T4">Step 1: Design the interface</text:span></text:p>
              </text:list-item>
            </text:list>
          </draw:text-box>
        </draw:frame>
        <draw:custom-shape draw:name="TextBox 3" draw:style-name="gr11" draw:text-style-name="P4" draw:layer="layout" svg:width="22.86cm" svg:height="10.691cm" svg:x="1.27cm" svg:y="6.773cm">
          <text:p text:style-name="P9"><text:span text:style-name="T15">type Shape</text:span></text:p>
          <text:p text:style-name="P9"><text:span text:style-name="T15">-- Constructor functions</text:span></text:p>
          <text:p text:style-name="P23"><text:span text:style-name="T15">empty</text:span><text:span text:style-name="T15"><text:tab/></text:span><text:span text:style-name="T15">:: Shape</text:span></text:p>
          <text:p text:style-name="P23"><text:span text:style-name="T15">disc</text:span><text:span text:style-name="T15"><text:tab/></text:span><text:span text:style-name="T15">:: Shape</text:span></text:p>
          <text:p text:style-name="P23"><text:span text:style-name="T15">square</text:span><text:span text:style-name="T15"><text:tab/></text:span><text:span text:style-name="T15">:: Shape</text:span></text:p>
          <text:p text:style-name="P9"><text:span text:style-name="T15">-- Combinators</text:span></text:p>
          <text:p text:style-name="P23"><text:span text:style-name="T15">translate</text:span><text:span text:style-name="T15"><text:tab/></text:span><text:span text:style-name="T15"><text:tab/></text:span><text:span text:style-name="T15">:: Vec -&gt; <text:s text:c="3"/>Shape -&gt; Shape</text:span></text:p>
          <text:p text:style-name="P23"><text:span text:style-name="T15">scale</text:span><text:span text:style-name="T15"><text:tab/></text:span><text:span text:style-name="T15"><text:tab/></text:span><text:span text:style-name="T15">:: Vec -&gt; <text:s text:c="3"/>Shape -&gt; Shape</text:span></text:p>
          <text:p text:style-name="P23"><text:span text:style-name="T15">rotate</text:span><text:span text:style-name="T15"><text:tab/></text:span><text:span text:style-name="T15"><text:tab/></text:span><text:span text:style-name="T15">:: Angle -&gt; Shape -&gt; Shape</text:span></text:p>
          <text:p text:style-name="P23"><text:span text:style-name="T15">union</text:span><text:span text:style-name="T15"><text:tab/></text:span><text:span text:style-name="T15"><text:tab/></text:span><text:span text:style-name="T15">:: Shape -&gt; Shape -&gt; Shape</text:span></text:p>
          <text:p text:style-name="P23"><text:span text:style-name="T15">intersect</text:span><text:span text:style-name="T15"><text:tab/></text:span><text:span text:style-name="T15"><text:tab/></text:span><text:span text:style-name="T15">:: Shape -&gt; Shape -&gt; Shape</text:span></text:p>
          <text:p text:style-name="P23"><text:span text:style-name="T15">difference</text:span><text:span text:style-name="T15"><text:tab/></text:span><text:span text:style-name="T15">:: Shape -&gt; Shape -&gt; Shape</text:span></text:p>
          <text:p text:style-name="P9"><text:span text:style-name="T15">-- Run functions</text:span></text:p>
          <text:p text:style-name="P23"><text:span text:style-name="T15">inside</text:span><text:span text:style-name="T15"><text:tab/></text:span><text:span text:style-name="T15">:: Point -&gt; Shape -&gt; Bool</text:span></text:p>
          <draw:enhanced-geometry svg:viewBox="0 0 21600 21600" draw:type="mso-spt202" draw:enhanced-path="M 0 0 L 21600 0 21600 21600 0 21600 0 0 Z N"/>
        </draw:custom-shape>
        <draw:custom-shape draw:name="Line Callout 2 4" draw:style-name="gr6" draw:text-style-name="P4" xml:id="id18" draw:id="id18" draw:layer="layout" svg:width="8.89cm" svg:height="3.599cm" svg:x="14.817cm" svg:y="6.138cm">
          <text:p text:style-name="P7"><text:span text:style-name="T7">Unit disc and unit square. Use translate and scale to get more interesting discs and rectangles.</text:span></text:p>
          <draw:enhanced-geometry svg:viewBox="0 0 21600 21600" draw:type="line-callout-2" draw:modifiers="-18651 22502 -4166 1453 383 365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7.142cm" svg:height="9.524cm" svg:x="5.953cm" svg:y="1.93cm" draw:page-number="8" presentation:class="page"/>
          <draw:frame presentation:style-name="pr3" draw:text-style-name="P5" draw:layer="layout" svg:width="15.239cm" svg:height="11.43cm" svg:x="1.905cm" svg:y="12.065cm" presentation:class="notes" presentation:placeholder="true">
            <draw:text-box/>
          </draw:frame>
        </presentation:notes>
      </draw:page>
      <draw:page draw:name="Interface, continued"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5"><text:span text:style-name="T4">Interface, continued</text:span></text:p>
          </draw:text-box>
        </draw:frame>
        <draw:frame presentation:style-name="pr8" draw:text-style-name="P24" draw:layer="layout" svg:width="22.86cm" svg:height="13.842cm" svg:x="1.27cm" svg:y="3.938cm" presentation:class="outline" presentation:user-transformed="true">
          <draw:text-box>
            <text:list text:style-name="L3">
              <text:list-item>
                <text:p text:style-name="P17"><text:span text:style-name="T13">Think about primitive/derived operations</text:span></text:p>
                <text:list>
                  <text:list-item>
                    <text:p text:style-name="P18"><text:span text:style-name="T16">No obvious derived operations</text:span></text:p>
                  </text:list-item>
                  <text:list-item>
                    <text:p text:style-name="P18"><text:span text:style-name="T16">Sometimes introducing additional primitives makes the language nicer</text:span></text:p>
                  </text:list-item>
                </text:list>
              </text:list-item>
            </text:list>
          </draw:text-box>
        </draw:frame>
        <draw:custom-shape draw:name="TextBox 3" draw:style-name="gr11" draw:text-style-name="P4" draw:layer="layout" svg:width="22.86cm" svg:height="9.201cm" svg:x="1.27cm" svg:y="9.31cm">
          <text:p text:style-name="P25"><text:span text:style-name="T15">invert</text:span><text:span text:style-name="T15"><text:tab/></text:span><text:span text:style-name="T15">:: Shape -&gt; Shape</text:span></text:p>
          <text:p text:style-name="P25"><text:span text:style-name="T15">transform</text:span><text:span text:style-name="T15"><text:tab/></text:span><text:span text:style-name="T15">:: Matrix -&gt; Shape -&gt; Shape</text:span></text:p>
          <text:p text:style-name="P9"><text:span text:style-name="T15"/></text:p>
          <text:p text:style-name="P9"><text:span text:style-name="T15">scale :: Vec -&gt; Shape -&gt; Shape</text:span></text:p>
          <text:p text:style-name="P9"><text:span text:style-name="T15">scale v = transform (matrix (vecX v) 0 0 (vecY v))</text:span></text:p>
          <text:p text:style-name="P9"><text:span text:style-name="T15"/></text:p>
          <text:p text:style-name="P9"><text:span text:style-name="T15">rotate :: Angle -&gt; Shape -&gt; Shape</text:span></text:p>
          <text:p text:style-name="P9"><text:span text:style-name="T15">rotate a = transform (matrix </text:span><text:span text:style-name="T15"><text:tab/></text:span><text:span text:style-name="T15">(cos a)</text:span><text:span text:style-name="T15"><text:tab/></text:span><text:span text:style-name="T15">(-sin a) </text:span></text:p>
          <text:p text:style-name="P9"><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sin a) </text:span><text:span text:style-name="T15"><text:tab/></text:span><text:span text:style-name="T15">(cos a) )</text:span></text:p>
          <text:p text:style-name="P9"><text:span text:style-name="T15"/></text:p>
          <text:p text:style-name="P9"><text:span text:style-name="T15">difference :: Shape -&gt; Shape -&gt; Shape</text:span></text:p>
          <text:p text:style-name="P9"><text:span text:style-name="T15">difference a b = a `intersect` invert b</text:span></text:p>
          <draw:enhanced-geometry svg:viewBox="0 0 21600 21600" draw:type="mso-spt202" draw:enhanced-path="M 0 0 L 21600 0 21600 21600 0 21600 0 0 Z N"/>
        </draw:custom-shape>
        <draw:custom-shape draw:name="Line Callout 2 4" draw:style-name="gr6" draw:text-style-name="P8" draw:layer="layout" svg:width="6.985cm" svg:height="2.963cm" svg:x="16.722cm" svg:y="9.102cm">
          <text:p text:style-name="P7"><text:span text:style-name="T7">We need a language for working with matrices!</text:span></text:p>
          <draw:enhanced-geometry svg:viewBox="0 0 21600 21600" draw:type="line-callout-2" draw:modifiers="-16213.9135413685 7673.68421052632 -3909 2352 667.849985685657 5567.6113360323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Line Callout 2 5" draw:style-name="gr6" draw:text-style-name="P8" draw:layer="layout" svg:width="7.831cm" svg:height="1.905cm" svg:x="15.875cm" svg:y="15.875cm">
          <text:p text:style-name="P7"><text:span text:style-name="T7">Do you remember your linear algebra course?</text:span></text:p>
          <draw:enhanced-geometry svg:viewBox="0 0 21600 21600" draw:type="line-callout-2" draw:modifiers="-16070.3779366701 -3637.77544596013 -3943.43188052423 -396.642182581322 137.895812053115 7445.540398740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7.142cm" svg:height="9.524cm" svg:x="5.953cm" svg:y="1.93cm" draw:page-number="9" presentation:class="page"/>
          <draw:frame presentation:style-name="pr3" draw:text-style-name="P5" draw:layer="layout" svg:width="15.239cm" svg:height="11.43cm" svg:x="1.905cm" svg:y="12.065cm" presentation:class="notes" presentation:placeholder="true">
            <draw:text-box/>
          </draw:frame>
        </presentation:notes>
      </draw:page>
      <draw:page draw:name="Side track: A matrix library"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5"><text:span text:style-name="T4">Side track: A matrix library</text:span></text:p>
          </draw:text-box>
        </draw:frame>
        <draw:custom-shape draw:name="TextBox 3" draw:style-name="gr11" draw:text-style-name="P4" draw:layer="layout" svg:width="22.86cm" svg:height="12.181cm" svg:x="1.27cm" svg:y="4.445cm">
          <text:p text:style-name="P9"><text:span text:style-name="T15">type Matrix</text:span></text:p>
          <text:p text:style-name="P9"><text:span text:style-name="T15">type Vector</text:span></text:p>
          <text:p text:style-name="P9"><text:span text:style-name="T15">type Point</text:span></text:p>
          <text:p text:style-name="P9"><text:span text:style-name="T15"/></text:p>
          <text:p text:style-name="P9"><text:span text:style-name="T15">-- Constructor functions</text:span></text:p>
          <text:p text:style-name="P26"><text:span text:style-name="T15">point</text:span><text:span text:style-name="T15"><text:tab/></text:span><text:span text:style-name="T15">:: Double -&gt; Double -&gt; Point</text:span></text:p>
          <text:p text:style-name="P26"><text:span text:style-name="T15">vec</text:span><text:span text:style-name="T15"><text:tab/></text:span><text:span text:style-name="T15">:: Double -&gt; Double -&gt; Vec</text:span></text:p>
          <text:p text:style-name="P26"><text:span text:style-name="T15">matrix</text:span><text:span text:style-name="T15"><text:tab/></text:span><text:span text:style-name="T15">:: Double -&gt; Double -&gt; Double -&gt; Double -&gt; Matrix</text:span></text:p>
          <text:p text:style-name="P9"><text:span text:style-name="T15">-- Combinators</text:span></text:p>
          <text:p text:style-name="P26"><text:span text:style-name="T15">mulPt</text:span><text:span text:style-name="T15"><text:tab/></text:span><text:span text:style-name="T15">:: Matrix -&gt; Point -&gt; Point</text:span></text:p>
          <text:p text:style-name="P26"><text:span text:style-name="T15">mulVec</text:span><text:span text:style-name="T15"><text:tab/></text:span><text:span text:style-name="T15">:: Matrix -&gt; Vec -&gt; Vec</text:span></text:p>
          <text:p text:style-name="P26"><text:span text:style-name="T15">inv</text:span><text:span text:style-name="T15"><text:tab/></text:span><text:span text:style-name="T15">:: Matrix -&gt; Matrix</text:span></text:p>
          <text:p text:style-name="P26"><text:span text:style-name="T15">subtract</text:span><text:span text:style-name="T15"><text:tab/></text:span><text:span text:style-name="T15">:: Point -&gt; Vec -&gt; Point</text:span></text:p>
          <text:p text:style-name="P9"><text:span text:style-name="T15">-- Run functions</text:span></text:p>
          <text:p text:style-name="P26"><text:span text:style-name="T15">ptX, ptY</text:span><text:span text:style-name="T15"><text:tab/></text:span><text:span text:style-name="T15">:: Point -&gt; Double</text:span></text:p>
          <text:p text:style-name="P26"><text:span text:style-name="T15">vecX, vecY</text:span><text:span text:style-name="T15"><text:tab/></text:span><text:span text:style-name="T15">:: Vec -&gt; Double</text:span></text:p>
          <draw:enhanced-geometry svg:viewBox="0 0 21600 21600" draw:type="mso-spt202" draw:enhanced-path="M 0 0 L 21600 0 21600 21600 0 21600 0 0 Z N"/>
        </draw:custom-shape>
        <draw:custom-shape draw:name="Cloud Callout 4" draw:style-name="gr6" draw:text-style-name="P4" draw:layer="layout" svg:width="7.62cm" svg:height="3.117cm" svg:x="15.875cm" svg:y="14.182cm">
          <text:p text:style-name="P7"><text:span text:style-name="T7">This should do for our purposes.</text:span></text:p>
          <draw:enhanced-geometry svg:viewBox="0 0 21600 21600" draw:text-areas="3000 3320 17110 17330" draw:type="cloud-callout" draw:modifiers="-2567 -45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7.142cm" svg:height="9.524cm" svg:x="5.953cm" svg:y="1.93cm" draw:page-number="10" presentation:class="page"/>
          <draw:frame presentation:style-name="pr3" draw:text-style-name="P5" draw:layer="layout" svg:width="15.239cm" svg:height="11.43cm" svg:x="1.905cm" svg:y="12.065cm" presentation:class="notes" presentation:placeholder="true">
            <draw:text-box/>
          </draw:frame>
        </presentation:notes>
      </draw:page>
      <draw:page draw:name="Shallow embedding"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5"><text:span text:style-name="T4">Shallow embedding</text:span></text:p>
          </draw:text-box>
        </draw:frame>
        <draw:frame presentation:style-name="pr6" draw:text-style-name="P6" draw:layer="layout" svg:width="22.86cm" svg:height="12.573cm" svg:x="1.27cm" svg:y="4.445cm" presentation:class="outline" presentation:user-transformed="true">
          <draw:text-box>
            <text:list text:style-name="L3">
              <text:list-item>
                <text:p text:style-name="P17"><text:span text:style-name="T4">What are the observations we can make of a shape?</text:span></text:p>
                <text:list>
                  <text:list-item>
                    <text:p text:style-name="P18"><text:span text:style-name="T4">inside :: Point -&gt; Shape -&gt; Bool</text:span></text:p>
                  </text:list-item>
                  <text:list-item>
                    <text:p text:style-name="P18"><text:span text:style-name="T4">So, let’s go for</text:span></text:p>
                  </text:list-item>
                </text:list>
              </text:list-item>
            </text:list>
          </draw:text-box>
        </draw:frame>
        <draw:custom-shape draw:name="TextBox 4" draw:style-name="gr11" draw:text-style-name="P4" draw:layer="layout" svg:width="19.896cm" svg:height="3.241cm" svg:x="2.752cm" svg:y="10.707cm">
          <text:p text:style-name="P9"><text:span text:style-name="T15">newtype Shape = Shape (Point -&gt; Bool)</text:span></text:p>
          <text:p text:style-name="P9"><text:span text:style-name="T15"/></text:p>
          <text:p text:style-name="P9"><text:span text:style-name="T15">inside :: Point -&gt; Shape -&gt; Bool</text:span></text:p>
          <text:p text:style-name="P9"><text:span text:style-name="T15">inside p (Shape f) = f p</text:span></text:p>
          <draw:enhanced-geometry svg:viewBox="0 0 21600 21600" draw:type="mso-spt202" draw:enhanced-path="M 0 0 L 21600 0 21600 21600 0 21600 0 0 Z N"/>
        </draw:custom-shape>
        <draw:custom-shape draw:name="Cloud Callout 7" draw:style-name="gr6" draw:text-style-name="P8" xml:id="id19" draw:id="id19" draw:layer="layout" svg:width="25.4cm" svg:height="4.022cm" svg:x="0cm" svg:y="14.605cm">
          <text:p text:style-name="P7"><text:span text:style-name="T7">In general, it’s not this easy. In most cases you need to generalize the type of the run function a little to get a </text:span><text:span text:style-name="T17">compositional </text:span><text:span text:style-name="T7">shallow embedding.</text:span></text:p>
          <draw:enhanced-geometry svg:viewBox="0 0 21600 21600" draw:text-areas="3000 3320 17110 17330" draw:type="cloud-callout" draw:modifiers="12070.0129916145 -6985.2348993288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anim:seq>
        </anim:par>
        <presentation:notes draw:style-name="dp2">
          <draw:page-thumbnail draw:style-name="gr1" draw:layer="layout" svg:width="7.142cm" svg:height="9.524cm" svg:x="5.953cm" svg:y="1.93cm" draw:page-number="11" presentation:class="page"/>
          <draw:frame presentation:style-name="pr3" draw:text-style-name="P5" draw:layer="layout" svg:width="15.239cm" svg:height="11.43cm" svg:x="1.905cm" svg:y="12.065cm" presentation:class="notes" presentation:placeholder="true">
            <draw:text-box/>
          </draw:frame>
        </presentation:notes>
      </draw:page>
      <draw:page draw:name="Shallow embedding, cont."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5"><text:span text:style-name="T4">Shallow embedding, cont.</text:span></text:p>
          </draw:text-box>
        </draw:frame>
        <draw:frame presentation:style-name="pr6" draw:text-style-name="P6" draw:layer="layout" svg:width="22.86cm" svg:height="12.573cm" svg:x="1.27cm" svg:y="4.445cm" presentation:class="outline" presentation:user-transformed="true">
          <draw:text-box>
            <text:list text:style-name="L3">
              <text:list-item>
                <text:p text:style-name="P17"><text:span text:style-name="T4">If we picked the right implementation the operations should now be easy to implement</text:span></text:p>
              </text:list-item>
            </text:list>
          </draw:text-box>
        </draw:frame>
        <draw:custom-shape draw:name="TextBox 3" draw:style-name="gr11" draw:text-style-name="P4" draw:layer="layout" svg:width="22.86cm" svg:height="7.711cm" svg:x="1.27cm" svg:y="9.594cm">
          <text:p text:style-name="P27"><text:span text:style-name="T15">empty</text:span><text:span text:style-name="T15"><text:tab/></text:span><text:span text:style-name="T15">= Shape $ \p -&gt; False</text:span></text:p>
          <text:p text:style-name="P27"><text:span text:style-name="T15">disc</text:span><text:span text:style-name="T15"><text:tab/></text:span><text:span text:style-name="T15">= Shape $ \p -&gt; ptX p ^ 2 + ptY p ^ 2 &lt;= 1</text:span></text:p>
          <text:p text:style-name="P27"><text:span text:style-name="T15">square</text:span><text:span text:style-name="T15"><text:tab/></text:span><text:span text:style-name="T15">= Shape $ \p -&gt; abs (ptX p) &lt;= 1 &amp;&amp; abs (ptY p) &lt;= 1</text:span></text:p>
          <text:p text:style-name="P9"><text:span text:style-name="T15"/></text:p>
          <text:p text:style-name="P27"><text:span text:style-name="T15">transform m a</text:span><text:span text:style-name="T15"><text:tab/></text:span><text:span text:style-name="T15">= Shape $ \p -&gt; mulPt (inv m) p `inside` a</text:span></text:p>
          <text:p text:style-name="P27"><text:span text:style-name="T15">translate v a</text:span><text:span text:style-name="T15"><text:tab/></text:span><text:span text:style-name="T15">= Shape $ \p -&gt; subtract p v `inside` a</text:span></text:p>
          <text:p text:style-name="P9"><text:span text:style-name="T15"/></text:p>
          <text:p text:style-name="P27"><text:span text:style-name="T15">union a b</text:span><text:span text:style-name="T15"><text:tab/></text:span><text:span text:style-name="T15"><text:tab/></text:span><text:span text:style-name="T15"><text:tab/></text:span><text:span text:style-name="T15">= Shape $ \p -&gt; inside p a || inside p b</text:span></text:p>
          <text:p text:style-name="P27"><text:span text:style-name="T15">intersect a b</text:span><text:span text:style-name="T15"><text:tab/></text:span><text:span text:style-name="T15">= Shape $ \p -&gt; inside p a &amp;&amp; inside p b</text:span></text:p>
          <text:p text:style-name="P27"><text:span text:style-name="T15">invert a</text:span><text:span text:style-name="T15"><text:tab/></text:span><text:span text:style-name="T15"><text:tab/></text:span><text:span text:style-name="T15"><text:tab/></text:span><text:span text:style-name="T15">= Shape $ \p -&gt; not (inside p a)</text:span></text:p>
          <draw:enhanced-geometry svg:viewBox="0 0 21600 21600" draw:type="mso-spt202" draw:enhanced-path="M 0 0 L 21600 0 21600 21600 0 21600 0 0 Z N"/>
        </draw:custom-shape>
        <draw:custom-shape draw:name="Line Callout 2 4" draw:style-name="gr6" draw:text-style-name="P8" draw:layer="layout" svg:width="6.773cm" svg:height="2.117cm" svg:x="17.78cm" svg:y="7.408cm">
          <text:p text:style-name="P7"><text:span text:style-name="T7">Trick: move the point instead of the shape </text:span></text:p>
          <draw:enhanced-geometry svg:viewBox="0 0 21600 21600" draw:type="line-callout-2" draw:modifiers="-9833.83525243578 52449.8583569405 -8124.71213463242 17082.1529745043 640.921169176262 7781.3031161473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7.142cm" svg:height="9.524cm" svg:x="5.953cm" svg:y="1.93cm" draw:page-number="12" presentation:class="page"/>
          <draw:frame presentation:style-name="pr3" draw:text-style-name="P5" draw:layer="layout" svg:width="15.239cm" svg:height="11.43cm" svg:x="1.905cm" svg:y="12.065cm" presentation:class="notes" presentation:placeholder="true">
            <draw:text-box/>
          </draw:frame>
        </presentation:notes>
      </draw:page>
      <draw:page draw:name="Deep embedding"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5"><text:span text:style-name="T4">Deep embedding</text:span></text:p>
          </draw:text-box>
        </draw:frame>
        <draw:frame presentation:style-name="pr6" draw:text-style-name="P6" draw:layer="layout" svg:width="22.86cm" svg:height="12.573cm" svg:x="1.27cm" svg:y="4.445cm" presentation:class="outline" presentation:user-transformed="true">
          <draw:text-box>
            <text:list text:style-name="L3">
              <text:list-item>
                <text:p text:style-name="P17"><text:span text:style-name="T4">Representation </text:span><text:span text:style-name="T8">is </text:span><text:span text:style-name="T4">easy, just make a datatype of the primitive operations</text:span></text:p>
              </text:list-item>
            </text:list>
          </draw:text-box>
        </draw:frame>
        <draw:custom-shape draw:name="TextBox 3" draw:style-name="gr12" draw:text-style-name="P4" draw:layer="layout" svg:width="22.86cm" svg:height="9.842cm" svg:x="1.27cm" svg:y="7.62cm">
          <text:p/>
          <draw:enhanced-geometry svg:viewBox="0 0 21600 21600" draw:type="mso-spt202" draw:enhanced-path="M 0 0 L 21600 0 21600 21600 0 21600 0 0 Z N"/>
        </draw:custom-shape>
        <draw:frame draw:style-name="gr13" draw:text-style-name="P28" draw:layer="layout" svg:width="19.118cm" svg:height="10.089cm" svg:x="1.234cm" svg:y="7.691cm">
          <draw:text-box>
            <text:p><text:span text:style-name="T18">data Shape where -- using Gen. Alg. DataType syntax</text:span></text:p>
            <text:p><text:span text:style-name="T18"><text:s text:c="2"/></text:span><text:span text:style-name="T18">-- Constructor functions</text:span></text:p>
            <text:p><text:span text:style-name="T18"><text:s text:c="2"/></text:span><text:span text:style-name="T18">Empty <text:s text:c="2"/></text:span><text:span text:style-name="T18"><text:tab/></text:span><text:span text:style-name="T18">:: Shape</text:span></text:p>
            <text:p><text:span text:style-name="T18"><text:s text:c="2"/></text:span><text:span text:style-name="T18">Disc</text:span><text:span text:style-name="T18"><text:tab/></text:span><text:span text:style-name="T18"> <text:s/></text:span><text:span text:style-name="T18"><text:tab/></text:span><text:span text:style-name="T18">:: Shape</text:span></text:p>
            <text:p><text:span text:style-name="T18"><text:s text:c="2"/></text:span><text:span text:style-name="T18">Square <text:s/></text:span><text:span text:style-name="T18"><text:tab/></text:span><text:span text:style-name="T18">:: Shape</text:span></text:p>
            <text:p><text:span text:style-name="T18"><text:s text:c="2"/></text:span><text:span text:style-name="T18">-- Combinators</text:span></text:p>
            <text:p><text:span text:style-name="T18"><text:s text:c="2"/></text:span><text:span text:style-name="T18">Translate </text:span><text:span text:style-name="T18"><text:tab/></text:span><text:span text:style-name="T18">:: Vec -&gt;</text:span><text:span text:style-name="T18"><text:tab/></text:span><text:span text:style-name="T18">Shape -&gt; Shape</text:span></text:p>
            <text:p><text:span text:style-name="T18"><text:s text:c="2"/></text:span><text:span text:style-name="T18">Transform</text:span><text:span text:style-name="T18"><text:tab/></text:span><text:span text:style-name="T18">:: Matrix -&gt;</text:span><text:span text:style-name="T18"><text:tab/></text:span><text:span text:style-name="T18">Shape -&gt; Shape</text:span></text:p>
            <text:p><text:span text:style-name="T18"><text:s text:c="2"/></text:span><text:span text:style-name="T18">Union <text:s text:c="4"/></text:span><text:span text:style-name="T18"><text:tab/></text:span><text:span text:style-name="T18">:: Shape -&gt; Shape -&gt; Shape</text:span></text:p>
            <text:p><text:span text:style-name="T18"><text:s text:c="2"/></text:span><text:span text:style-name="T18">Intersect </text:span><text:span text:style-name="T18"><text:tab/></text:span><text:span text:style-name="T18">:: Shape -&gt; Shape -&gt; Shape</text:span></text:p>
            <text:p><text:span text:style-name="T18"><text:s text:c="2"/></text:span><text:span text:style-name="T18">Invert <text:s text:c="3"/></text:span><text:span text:style-name="T18"><text:tab/></text:span><text:span text:style-name="T18">:: Shape -&gt; Shape</text:span></text:p>
            <text:p><text:span text:style-name="T18"/></text:p>
            <text:p><text:span text:style-name="T18">empty = Empty; disc = Disc; ... </text:span></text:p>
          </draw:text-box>
        </draw:frame>
        <presentation:notes draw:style-name="dp2">
          <draw:page-thumbnail draw:style-name="gr1" draw:layer="layout" svg:width="7.142cm" svg:height="9.524cm" svg:x="5.953cm" svg:y="1.93cm" draw:page-number="13" presentation:class="page"/>
          <draw:frame presentation:style-name="pr3" draw:text-style-name="P5" draw:layer="layout" svg:width="15.239cm" svg:height="11.43cm" svg:x="1.905cm" svg:y="12.065cm" presentation:class="notes" presentation:placeholder="true">
            <draw:text-box/>
          </draw:frame>
        </presentation:notes>
      </draw:page>
      <draw:page draw:name="page14"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5"><text:span text:style-name="T4">Deep embedding</text:span></text:p>
          </draw:text-box>
        </draw:frame>
        <draw:frame presentation:style-name="pr6" draw:text-style-name="P6" draw:layer="layout" svg:width="22.86cm" svg:height="12.573cm" svg:x="1.27cm" svg:y="4.445cm" presentation:class="outline" presentation:user-transformed="true">
          <draw:text-box>
            <text:list text:style-name="L3">
              <text:list-item>
                <text:p text:style-name="P17">… the same datatype without GADT notation:</text:p>
              </text:list-item>
            </text:list>
          </draw:text-box>
        </draw:frame>
        <draw:custom-shape draw:name="TextBox 3" draw:style-name="gr14" draw:text-style-name="P30" draw:layer="layout" svg:width="22.86cm" svg:height="9.946cm" svg:x="1.27cm" svg:y="7.62cm">
          <text:p text:style-name="P29"><text:span text:style-name="T15">data Shape</text:span><text:span text:style-name="T15"><text:tab/></text:span><text:span text:style-name="T15">= </text:span><text:span text:style-name="T15"><text:tab/></text:span><text:span text:style-name="T15">Empty | Disc | Square</text:span></text:p>
          <text:p text:style-name="P29"><text:span text:style-name="T15"><text:tab/></text:span><text:span text:style-name="T15"> <text:s text:c="3"/></text:span><text:span text:style-name="T15">|</text:span><text:span text:style-name="T15"><text:tab/></text:span><text:span text:style-name="T15">Translate Vec Shape</text:span></text:p>
          <text:p text:style-name="P29"><text:span text:style-name="T15"><text:tab/></text:span><text:span text:style-name="T15"> <text:s text:c="3"/></text:span><text:span text:style-name="T15">|</text:span><text:span text:style-name="T15"><text:tab/></text:span><text:span text:style-name="T15">Transform Matrix Shape</text:span></text:p>
          <text:p text:style-name="P29"><text:span text:style-name="T15"><text:tab/></text:span><text:span text:style-name="T15"> <text:s text:c="3"/></text:span><text:span text:style-name="T15">|</text:span><text:span text:style-name="T15"><text:tab/></text:span><text:span text:style-name="T15">Union Shape Shape | Intersect Shape Shape</text:span></text:p>
          <text:p text:style-name="P29"><text:span text:style-name="T15"><text:tab/></text:span><text:span text:style-name="T15"> <text:s text:c="3"/></text:span><text:span text:style-name="T15">|</text:span><text:span text:style-name="T15"><text:tab/></text:span><text:span text:style-name="T15">Invert Shape</text:span></text:p>
          <text:p text:style-name="P9"><text:span text:style-name="T15"/></text:p>
          <text:p text:style-name="P29"><text:span text:style-name="T15">empty</text:span><text:span text:style-name="T15"><text:tab/></text:span><text:span text:style-name="T15">= Empty</text:span></text:p>
          <text:p text:style-name="P29"><text:span text:style-name="T15">disc</text:span><text:span text:style-name="T15"><text:tab/></text:span><text:span text:style-name="T15">= Disc</text:span></text:p>
          <text:p text:style-name="P29"><text:span text:style-name="T15">translate</text:span><text:span text:style-name="T15"><text:tab/></text:span><text:span text:style-name="T15">= Translate</text:span></text:p>
          <text:p text:style-name="P29"><text:span text:style-name="T15">transform</text:span><text:span text:style-name="T15"><text:tab/></text:span><text:span text:style-name="T15">= Transform</text:span></text:p>
          <text:p text:style-name="P29"><text:span text:style-name="T15">union</text:span><text:span text:style-name="T15"><text:tab/></text:span><text:span text:style-name="T15">= Union</text:span></text:p>
          <text:p text:style-name="P29"><text:span text:style-name="T15">intersect</text:span><text:span text:style-name="T15"><text:tab/></text:span><text:span text:style-name="T15">= Intersect</text:span></text:p>
          <text:p text:style-name="P29"><text:span text:style-name="T15">invert</text:span><text:span text:style-name="T15"><text:tab/></text:span><text:span text:style-name="T15">= Invert</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4" presentation:class="page"/>
          <draw:frame presentation:style-name="pr3" draw:text-style-name="P5" draw:layer="layout" svg:width="15.239cm" svg:height="11.43cm" svg:x="1.905cm" svg:y="12.065cm" presentation:class="notes" presentation:placeholder="true">
            <draw:text-box/>
          </draw:frame>
        </presentation:notes>
      </draw:page>
      <draw:page draw:name="Deep embedding, cont."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5"><text:span text:style-name="T4">Deep embedding, cont.</text:span></text:p>
          </draw:text-box>
        </draw:frame>
        <draw:frame presentation:style-name="pr6" draw:text-style-name="P31" draw:layer="layout" svg:width="22.86cm" svg:height="12.573cm" svg:x="1.27cm" svg:y="4.445cm" presentation:class="outline" presentation:user-transformed="true">
          <draw:text-box>
            <text:list text:style-name="L3">
              <text:list-item>
                <text:p text:style-name="P17"><text:span text:style-name="T13">All the work happens in the run function:</text:span></text:p>
              </text:list-item>
            </text:list>
          </draw:text-box>
        </draw:frame>
        <draw:custom-shape draw:name="TextBox 3" draw:style-name="gr15" draw:text-style-name="P10" draw:layer="layout" svg:width="22.86cm" svg:height="7.631cm" svg:x="1.27cm" svg:y="7.711cm">
          <text:p text:style-name="P9"><text:span text:style-name="T15">inside :: Point -&gt; Shape <text:s text:c="5"/>-&gt; Bool</text:span></text:p>
          <text:p text:style-name="P32"><text:span text:style-name="T15">p `inside` Empty</text:span><text:span text:style-name="T15"><text:tab/></text:span><text:span text:style-name="T15"><text:tab/></text:span><text:span text:style-name="T15"><text:tab/></text:span><text:span text:style-name="T15">= False</text:span></text:p>
          <text:p text:style-name="P32"><text:span text:style-name="T15">p `inside` Disc</text:span><text:span text:style-name="T15"><text:tab/></text:span><text:span text:style-name="T15"><text:tab/></text:span><text:span text:style-name="T15"><text:tab/></text:span><text:span text:style-name="T15">= ptX p ^ 2 + ptY p ^ 2 <text:s text:c="3"/>&lt;= 1</text:span></text:p>
          <text:p text:style-name="P32"><text:span text:style-name="T15">p `inside` Square</text:span><text:span text:style-name="T15"><text:tab/></text:span><text:span text:style-name="T15"><text:tab/></text:span><text:span text:style-name="T15"><text:tab/></text:span><text:span text:style-name="T15">= abs (ptX p) &lt;= 1 &amp;&amp; abs (ptY p) &lt;= 1</text:span></text:p>
          <text:p text:style-name="P32"><text:span text:style-name="T15">p `inside` Translate v a</text:span><text:span text:style-name="T15"><text:tab/></text:span><text:span text:style-name="T15"><text:tab/></text:span><text:span text:style-name="T15">= subtract p v `inside` a</text:span></text:p>
          <text:p text:style-name="P32"><text:span text:style-name="T15">p `inside` Transform m a</text:span><text:span text:style-name="T15"><text:tab/></text:span><text:span text:style-name="T15">= mulPt (inv m) p `inside` a</text:span></text:p>
          <text:p text:style-name="P32"><text:span text:style-name="T15">p `inside` Union a b</text:span><text:span text:style-name="T15"><text:tab/></text:span><text:span text:style-name="T15"><text:tab/></text:span><text:span text:style-name="T15"><text:tab/></text:span><text:span text:style-name="T15">= inside p a <text:s/>|| <text:s text:c="2"/>inside p b</text:span></text:p>
          <text:p text:style-name="P32"><text:span text:style-name="T15">p `inside` Intersect a b</text:span><text:span text:style-name="T15"><text:tab/></text:span><text:span text:style-name="T15"><text:tab/></text:span><text:span text:style-name="T15">= inside p a &amp;&amp; inside p b</text:span></text:p>
          <text:p text:style-name="P32"><text:span text:style-name="T15">p `inside` Invert a</text:span><text:span text:style-name="T15"><text:tab/></text:span><text:span text:style-name="T15"><text:tab/></text:span><text:span text:style-name="T15"><text:tab/></text:span><text:span text:style-name="T15">= not (inside p a)</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5" presentation:class="page"/>
          <draw:frame presentation:style-name="pr3" draw:text-style-name="P5" draw:layer="layout" svg:width="15.239cm" svg:height="11.43cm" svg:x="1.905cm" svg:y="12.065cm" presentation:class="notes" presentation:placeholder="true">
            <draw:text-box/>
          </draw:frame>
        </presentation:notes>
      </draw:page>
      <draw:page draw:name="Abstraction!"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5"><text:span text:style-name="T4">Abstraction!</text:span></text:p>
          </draw:text-box>
        </draw:frame>
        <draw:custom-shape draw:name="TextBox 3" draw:style-name="gr11" draw:text-style-name="P4" draw:layer="layout" svg:width="22.86cm" svg:height="8.456cm" svg:x="1.27cm" svg:y="3.938cm">
          <text:p text:style-name="P9"><text:span text:style-name="T15">module Shape</text:span></text:p>
          <text:p text:style-name="P16"><text:span text:style-name="T15"><text:tab/></text:span><text:span text:style-name="T15">( module Matrix </text:span></text:p>
          <text:p text:style-name="P16"><text:span text:style-name="T15"><text:tab/></text:span><text:span text:style-name="T15">, Shape</text:span></text:p>
          <text:p text:style-name="P16"><text:span text:style-name="T15"><text:tab/></text:span><text:span text:style-name="T15">, empty, disc, square</text:span></text:p>
          <text:p text:style-name="P16"><text:span text:style-name="T15"><text:tab/></text:span><text:span text:style-name="T15">, translate, transform, scale, rotate</text:span></text:p>
          <text:p text:style-name="P16"><text:span text:style-name="T15"><text:tab/></text:span><text:span text:style-name="T15">, union, intersect, difference, invert</text:span></text:p>
          <text:p text:style-name="P16"><text:span text:style-name="T15"><text:tab/></text:span><text:span text:style-name="T15">, inside</text:span></text:p>
          <text:p text:style-name="P16"><text:span text:style-name="T15"><text:tab/></text:span><text:span text:style-name="T15">) where</text:span></text:p>
          <text:p text:style-name="P9"><text:span text:style-name="T15"/></text:p>
          <text:p text:style-name="P9"><text:span text:style-name="T15">import Matrix</text:span></text:p>
          <text:p text:style-name="P9"><text:span text:style-name="T12">…</text:span></text:p>
          <draw:enhanced-geometry svg:viewBox="0 0 21600 21600" draw:type="mso-spt202" draw:enhanced-path="M 0 0 L 21600 0 21600 21600 0 21600 0 0 Z N"/>
        </draw:custom-shape>
        <draw:custom-shape draw:name="Line Callout 2 4" draw:style-name="gr16" draw:text-style-name="P8" draw:layer="layout" svg:width="9.525cm" svg:height="1.989cm" svg:x="15.24cm" svg:y="6.985cm">
          <text:p text:style-name="P7"><text:span text:style-name="T7">Hide the implementation of the Shape datatype</text:span></text:p>
          <draw:enhanced-geometry svg:viewBox="0 0 21600 21600" draw:type="line-callout-2" draw:modifiers="-22182.741969347 -9660.30150753769 -15846 -15832 188.200713835818 6197.788944723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Line Callout 2 5" draw:style-name="gr6" draw:text-style-name="P8" draw:layer="layout" svg:width="9.525cm" svg:height="2.412cm" svg:x="13.97cm" svg:y="3.81cm">
          <text:p text:style-name="P7"><text:span text:style-name="T7">It might be nice to re-export the matrix library</text:span></text:p>
          <draw:enhanced-geometry svg:viewBox="0 0 21600 21600" draw:type="line-callout-2" draw:modifiers="-16207.9361746798 15521.92291753 -5252 -4850 408.14612639093 3867.0534604227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Cloud Callout 6" draw:style-name="gr6" draw:text-style-name="P8" xml:id="id20" draw:id="id20" draw:layer="layout" svg:width="13.97cm" svg:height="5.08cm" svg:x="10.795cm" svg:y="11.853cm">
          <text:p text:style-name="P7"><text:span text:style-name="T7">The interface is the same for both deep and shallow embedding. No visible difference to the user!</text:span></text:p>
          <draw:enhanced-geometry svg:viewBox="0 0 21600 21600" draw:text-areas="3000 3320 17110 17330" draw:type="cloud-callout" draw:modifiers="-1052.8666523513 -8242.94430230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1" draw:layer="layout" svg:width="7.142cm" svg:height="9.524cm" svg:x="5.953cm" svg:y="1.93cm" draw:page-number="16" presentation:class="page"/>
          <draw:frame presentation:style-name="pr3" draw:text-style-name="P5" draw:layer="layout" svg:width="15.239cm" svg:height="11.43cm" svg:x="1.905cm" svg:y="12.065cm" presentation:class="notes" presentation:placeholder="true">
            <draw:text-box/>
          </draw:frame>
        </presentation:notes>
      </draw:page>
      <draw:page draw:name="More interesting run functions" draw:style-name="dp1" draw:master-page-name="Default" presentation:use-date-time-name="dtd1">
        <office:forms form:automatic-focus="false" form:apply-design-mode="false"/>
        <draw:frame presentation:style-name="pr4" draw:text-style-name="P19" draw:layer="layout" svg:width="22.86cm" svg:height="3.219cm" svg:x="1.27cm" svg:y="0.741cm" presentation:class="title" presentation:user-transformed="true">
          <draw:text-box>
            <text:p text:style-name="P5"><text:span text:style-name="T11">More interesting run function: render to ASCII-art</text:span></text:p>
          </draw:text-box>
        </draw:frame>
        <draw:custom-shape draw:name="TextBox 3" draw:style-name="gr11" draw:text-style-name="P4" draw:layer="layout" svg:width="22.86cm" svg:height="13.671cm" svg:x="1.27cm" svg:y="4.445cm">
          <text:p text:style-name="P9"><text:span text:style-name="T15">module Render where</text:span></text:p>
          <text:p text:style-name="P9"><text:span text:style-name="T15"/></text:p>
          <text:p text:style-name="P9"><text:span text:style-name="T15">import Shape</text:span></text:p>
          <text:p text:style-name="P9"><text:span text:style-name="T15"/></text:p>
          <text:p text:style-name="P9"><text:span text:style-name="T15">data Window = Window</text:span></text:p>
          <text:p text:style-name="P16"><text:span text:style-name="T15"><text:tab/></text:span><text:span text:style-name="T15">{bottomLeft</text:span><text:span text:style-name="T15"><text:tab/></text:span><text:span text:style-name="T15">:: Point</text:span></text:p>
          <text:p text:style-name="P16"><text:span text:style-name="T15"><text:tab/></text:span><text:span text:style-name="T15">, topRight</text:span><text:span text:style-name="T15"><text:tab/></text:span><text:span text:style-name="T15"><text:tab/></text:span><text:span text:style-name="T15">:: Point</text:span></text:p>
          <text:p text:style-name="P16"><text:span text:style-name="T15"><text:tab/></text:span><text:span text:style-name="T15">, resolution</text:span><text:span text:style-name="T15"><text:tab/></text:span><text:span text:style-name="T15"><text:tab/></text:span><text:span text:style-name="T15">:: (Int, Int)</text:span></text:p>
          <text:p text:style-name="P16"><text:span text:style-name="T15"><text:tab/></text:span><text:span text:style-name="T15">}</text:span></text:p>
          <text:p text:style-name="P9"><text:span text:style-name="T15"/></text:p>
          <text:p text:style-name="P16"><text:span text:style-name="T15">defaultWindow</text:span><text:span text:style-name="T15"><text:tab/></text:span><text:span text:style-name="T15">:: Window</text:span></text:p>
          <text:p text:style-name="P16"><text:span text:style-name="T15">pixels</text:span><text:span text:style-name="T15"><text:tab/></text:span><text:span text:style-name="T15">:: Window -&gt; [[Point]]</text:span></text:p>
          <text:p text:style-name="P9"><text:span text:style-name="T15"/></text:p>
          <text:p text:style-name="P9"><text:span text:style-name="T15">render :: Window -&gt; Shape -&gt; String</text:span></text:p>
          <text:p text:style-name="P9"><text:span text:style-name="T15">render win a = unlines $ map (concatMap putPixel) (pixels win)</text:span></text:p>
          <text:p text:style-name="P16"><text:span text:style-name="T15"><text:tab/></text:span><text:span text:style-name="T15">where</text:span></text:p>
          <text:p text:style-name="P16"><text:span text:style-name="T15"><text:tab/></text:span><text:span text:style-name="T15"><text:tab/></text:span><text:span text:style-name="T15">putPixel p</text:span><text:span text:style-name="T15"><text:tab/></text:span><text:span text:style-name="T15">| p `inside` a</text:span><text:span text:style-name="T15"><text:tab/></text:span><text:span text:style-name="T15">= “[]”</text:span></text:p>
          <text:p text:style-name="P16"><text:span text:style-name="T15"><text:tab/></text:span><text:span text:style-name="T15"><text:tab/></text:span><text:span text:style-name="T15"><text:tab/></text:span><text:span text:style-name="T15"><text:tab/></text:span><text:span text:style-name="T15"><text:tab/></text:span><text:span text:style-name="T15">| otherwise</text:span><text:span text:style-name="T15"><text:tab/></text:span><text:span text:style-name="T15"><text:tab/></text:span><text:span text:style-name="T15">= “ <text:s/>”</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7" presentation:class="page"/>
          <draw:frame presentation:style-name="pr3" draw:text-style-name="P5" draw:layer="layout" svg:width="15.239cm" svg:height="11.43cm" svg:x="1.905cm" svg:y="12.065cm" presentation:class="notes" presentation:placeholder="true">
            <draw:text-box/>
          </draw:frame>
        </presentation:notes>
      </draw:page>
      <draw:page draw:name="Some action"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5"><text:span text:style-name="T4">Some action</text:span></text:p>
          </draw:text-box>
        </draw:frame>
        <draw:frame presentation:style-name="pr9" draw:text-style-name="P6" draw:layer="layout" svg:width="22.86cm" svg:height="6.435cm" svg:x="1.27cm" svg:y="10.583cm" presentation:class="outline" presentation:user-transformed="true">
          <draw:text-box>
            <text:list text:style-name="L3">
              <text:list-item>
                <text:p text:style-name="P17"><text:span text:style-name="T4">Go live!</text:span></text:p>
              </text:list-item>
            </text:list>
          </draw:text-box>
        </draw:frame>
        <draw:custom-shape draw:name="TextBox 4" draw:style-name="gr11" draw:text-style-name="P4" draw:layer="layout" svg:width="22.86cm" svg:height="5.476cm" svg:x="1.27cm" svg:y="4.445cm">
          <text:p text:style-name="P9"><text:span text:style-name="T15">module Animate where</text:span></text:p>
          <text:p text:style-name="P9"><text:span text:style-name="T15"/></text:p>
          <text:p text:style-name="P9"><text:span text:style-name="T15">import Shape</text:span></text:p>
          <text:p text:style-name="P9"><text:span text:style-name="T15">import Render</text:span></text:p>
          <text:p text:style-name="P9"><text:span text:style-name="T15">import Signal</text:span></text:p>
          <text:p text:style-name="P9"><text:span text:style-name="T15"/></text:p>
          <text:p text:style-name="P9"><text:span text:style-name="T15">animate :: Window -&gt; Time -&gt; Time -&gt; Signal Shape -&gt; IO ()</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8" presentation:class="page"/>
          <draw:frame presentation:style-name="pr3" draw:text-style-name="P5" draw:layer="layout" svg:width="15.239cm" svg:height="11.43cm" svg:x="1.905cm" svg:y="12.065cm" presentation:class="notes" presentation:placeholder="true">
            <draw:text-box/>
          </draw:frame>
        </presentation:notes>
      </draw:page>
      <draw:page draw:name="Discussion"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5"><text:span text:style-name="T4">Discussion</text:span></text:p>
          </draw:text-box>
        </draw:frame>
        <draw:frame presentation:style-name="pr10" draw:text-style-name="P6" draw:layer="layout" svg:width="22.86cm" svg:height="15.216cm" svg:x="1.27cm" svg:y="4.444cm" presentation:class="outline" presentation:user-transformed="true">
          <draw:text-box>
            <text:list text:style-name="L3">
              <text:list-item>
                <text:p text:style-name="P17"><text:span text:style-name="T4">Adding coloured shapes</text:span></text:p>
                <text:list>
                  <text:list-item>
                    <text:p text:style-name="P18"><text:span text:style-name="T4">Go back and discuss what changes would need to be made</text:span></text:p>
                  </text:list-item>
                </text:list>
              </text:list-item>
              <text:list-item>
                <text:p text:style-name="P17"><text:span text:style-name="T4">Bad shallow implementations</text:span></text:p>
                <text:list>
                  <text:list-item>
                    <text:p text:style-name="P18"><text:span text:style-name="T4">Looking at the render run function we might decide to go for</text:span></text:p>
                  </text:list-item>
                </text:list>
              </text:list-item>
            </text:list>
            <text:p text:style-name="P33"><text:span text:style-name="T9"/></text:p>
            <text:list text:continue-numbering="true" text:style-name="L3">
              <text:list-item>
                <text:list>
                  <text:list-item>
                    <text:p text:style-name="P18"><text:span text:style-name="T4">Discuss the problems with this implementation</text:span></text:p>
                  </text:list-item>
                </text:list>
              </text:list-item>
              <text:list-item>
                <text:p text:style-name="P17"><text:span text:style-name="T4">Other questions/comments..?</text:span></text:p>
              </text:list-item>
            </text:list>
            <text:p text:style-name="P33"><text:span text:style-name="T9"/></text:p>
          </draw:text-box>
        </draw:frame>
        <draw:custom-shape draw:name="TextBox 3" draw:style-name="gr17" draw:text-style-name="P10" draw:layer="layout" svg:width="15.425cm" svg:height="1.006cm" svg:x="3.625cm" svg:y="12.972cm">
          <text:p text:style-name="P9"><text:span text:style-name="T15">newtype Shape = Shape (Window -&gt; String)</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9" presentation:class="page"/>
          <draw:frame presentation:style-name="pr3" draw:text-style-name="P5" draw:layer="layout" svg:width="15.239cm" svg:height="11.43cm" svg:x="1.905cm" svg:y="12.065cm" presentation:class="notes" presentation:placeholder="true">
            <draw:text-box/>
          </draw:frame>
        </presentation:notes>
      </draw:page>
      <draw:page draw:name="Summary" draw:style-name="dp1" draw:master-page-name="Default" presentation:use-date-time-name="dtd1">
        <office:forms form:automatic-focus="false" form:apply-design-mode="false"/>
        <draw:frame presentation:style-name="pr11" draw:text-style-name="P2" draw:layer="layout" svg:width="22.86cm" svg:height="2.067cm" svg:x="1.27cm" svg:y="0.618cm" presentation:class="title" presentation:user-transformed="true">
          <draw:text-box>
            <text:p text:style-name="P5"><text:span text:style-name="T4">Summary</text:span></text:p>
          </draw:text-box>
        </draw:frame>
        <draw:frame presentation:style-name="pr12" draw:text-style-name="P6" draw:layer="layout" svg:width="22.86cm" svg:height="13.548cm" svg:x="1.27cm" svg:y="2.962cm" presentation:class="outline" presentation:user-transformed="true">
          <draw:text-box>
            <text:list text:style-name="L3">
              <text:list-item>
                <text:p text:style-name="P17"><text:span text:style-name="T4">Different kinds of operations</text:span></text:p>
                <text:list>
                  <text:list-item>
                    <text:p text:style-name="P18"><text:span text:style-name="T10">constructor functions / combinators / run functions</text:span></text:p>
                  </text:list-item>
                  <text:list-item>
                    <text:p text:style-name="P18"><text:span text:style-name="T10">primitive / derived</text:span></text:p>
                  </text:list-item>
                </text:list>
              </text:list-item>
              <text:list-item>
                <text:p text:style-name="P17"><text:span text:style-name="T4">Implementation styles</text:span></text:p>
                <text:list>
                  <text:list-item>
                    <text:p text:style-name="P18"><text:span text:style-name="T10">Shallow </text:span><text:span text:style-name="T19">–</text:span><text:span text:style-name="T10"> representation given by semantics</text:span></text:p>
                  </text:list-item>
                  <text:list-item>
                    <text:p text:style-name="P18"><text:span text:style-name="T10">Deep </text:span><text:span text:style-name="T19">–</text:span><text:span text:style-name="T10"> representation given by operations</text:span></text:p>
                  </text:list-item>
                </text:list>
              </text:list-item>
              <text:list-item>
                <text:p text:style-name="P17"><text:span text:style-name="T4">Remember</text:span></text:p>
                <text:list>
                  <text:list-item>
                    <text:p text:style-name="P18"><text:span text:style-name="T10">Compositionality</text:span></text:p>
                  </text:list-item>
                  <text:list-item>
                    <text:p text:style-name="P18"><text:span text:style-name="T10">Abstraction</text:span></text:p>
                  </text:list-item>
                </text:list>
              </text:list-item>
            </text:list>
          </draw:text-box>
        </draw:frame>
        <presentation:notes draw:style-name="dp2">
          <draw:page-thumbnail draw:style-name="gr1" draw:layer="layout" svg:width="7.142cm" svg:height="9.524cm" svg:x="5.953cm" svg:y="1.93cm" draw:page-number="20" presentation:class="page"/>
          <draw:frame presentation:style-name="pr3" draw:text-style-name="P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2" svg:font-family="Calibri"/>
    <style:font-face style:name="Arial1" svg:font-family="Arial" style:font-pitch="variable"/>
    <style:font-face style:name="Calibri" svg:font-family="Calibri"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Calibri1" svg:font-family="Calibri"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7" draw:display-name="Gradient 7" draw:style="linear" draw:start-color="#9bc1ff" draw:end-color="#3f80cd" draw:start-intensity="100%" draw:end-intensity="100%" draw:angle="0" draw:border="0%"/>
    <draw:gradient draw:name="Gradient_20_8" draw:display-name="Gradient 8" draw:style="linear" draw:start-color="#f5ffe6" draw:end-color="#dafda7" draw:start-intensity="100%" draw:end-intensity="100%" draw:angle="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fd84b3" fo:font-size="100%"/>
          </text:list-level-style-bullet>
          <text:list-level-style-bullet text:level="2" text:bullet-char="•">
            <style:list-level-properties text:space-before="1.27cm"/>
            <style:text-properties fo:font-family="Arial" style:font-family-generic="swiss" style:font-pitch="variable" fo:color="#fd84b3" fo:font-size="100%"/>
          </text:list-level-style-bullet>
          <text:list-level-style-bullet text:level="3" text:bullet-char="•">
            <style:list-level-properties text:space-before="2.54cm"/>
            <style:text-properties fo:font-family="Arial" style:font-family-generic="swiss" style:font-pitch="variable" fo:color="#fd84b3" fo:font-size="100%"/>
          </text:list-level-style-bullet>
          <text:list-level-style-bullet text:level="4" text:bullet-char="•">
            <style:list-level-properties text:space-before="3.81cm"/>
            <style:text-properties fo:font-family="Arial" style:font-family-generic="swiss" style:font-pitch="variable" fo:color="#fd84b3" fo:font-size="100%"/>
          </text:list-level-style-bullet>
          <text:list-level-style-bullet text:level="5" text:bullet-char="•">
            <style:list-level-properties text:space-before="5.08cm"/>
            <style:text-properties fo:font-family="Arial" style:font-family-generic="swiss" style:font-pitch="variable" fo:color="#fd84b3" fo:font-size="100%"/>
          </text:list-level-style-bullet>
          <text:list-level-style-bullet text:level="6" text:bullet-char="•">
            <style:list-level-properties text:space-before="5.08cm"/>
            <style:text-properties fo:font-family="Arial" style:font-family-generic="swiss" style:font-pitch="variable" fo:color="#fd84b3" fo:font-size="100%"/>
          </text:list-level-style-bullet>
          <text:list-level-style-bullet text:level="7" text:bullet-char="•">
            <style:list-level-properties text:space-before="5.08cm"/>
            <style:text-properties fo:font-family="Arial" style:font-family-generic="swiss" style:font-pitch="variable" fo:color="#fd84b3" fo:font-size="100%"/>
          </text:list-level-style-bullet>
          <text:list-level-style-bullet text:level="8" text:bullet-char="•">
            <style:list-level-properties text:space-before="5.08cm"/>
            <style:text-properties fo:font-family="Arial" style:font-family-generic="swiss" style:font-pitch="variable" fo:color="#fd84b3" fo:font-size="100%"/>
          </text:list-level-style-bullet>
          <text:list-level-style-bullet text:level="9" text:bullet-char="•">
            <style:list-level-properties text:space-before="5.08cm"/>
            <style:text-properties fo:font-family="Arial" style:font-family-generic="swiss" style:font-pitch="variable" fo:color="#fd84b3" fo:font-size="100%"/>
          </text:list-level-style-bullet>
          <text:list-level-style-bullet text:level="10" text:bullet-char="•">
            <style:list-level-properties text:space-before="5.08cm"/>
            <style:text-properties fo:font-family="Arial" style:font-family-generic="swiss" style:font-pitch="variable" fo:color="#fd84b3"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d84b3" style:text-line-through-styl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Calibri" style:font-family-generic="swiss" style:font-pitch="variable" fo:color="#fd84b3" fo:font-size="100%"/>
          </text:list-level-style-bullet>
          <text:list-level-style-bullet text:level="2" text:bullet-char="•">
            <style:list-level-properties text:space-before="1.27cm"/>
            <style:text-properties fo:font-family="Calibri" style:font-family-generic="swiss" style:font-pitch="variable" fo:color="#fd84b3" fo:font-size="100%"/>
          </text:list-level-style-bullet>
          <text:list-level-style-bullet text:level="3" text:bullet-char="•">
            <style:list-level-properties text:space-before="2.54cm"/>
            <style:text-properties fo:font-family="Calibri" style:font-family-generic="swiss" style:font-pitch="variable" fo:color="#fd84b3" fo:font-size="100%"/>
          </text:list-level-style-bullet>
          <text:list-level-style-bullet text:level="4" text:bullet-char="•">
            <style:list-level-properties text:space-before="3.81cm"/>
            <style:text-properties fo:font-family="Calibri" style:font-family-generic="swiss" style:font-pitch="variable" fo:color="#fd84b3" fo:font-size="100%"/>
          </text:list-level-style-bullet>
          <text:list-level-style-bullet text:level="5" text:bullet-char="•">
            <style:list-level-properties text:space-before="5.08cm"/>
            <style:text-properties fo:font-family="Calibri" style:font-family-generic="swiss" style:font-pitch="variable" fo:color="#fd84b3" fo:font-size="100%"/>
          </text:list-level-style-bullet>
          <text:list-level-style-bullet text:level="6" text:bullet-char="•">
            <style:list-level-properties text:space-before="5.08cm"/>
            <style:text-properties fo:font-family="Calibri" style:font-family-generic="swiss" style:font-pitch="variable" fo:color="#fd84b3" fo:font-size="100%"/>
          </text:list-level-style-bullet>
          <text:list-level-style-bullet text:level="7" text:bullet-char="•">
            <style:list-level-properties text:space-before="5.08cm"/>
            <style:text-properties fo:font-family="Calibri" style:font-family-generic="swiss" style:font-pitch="variable" fo:color="#fd84b3" fo:font-size="100%"/>
          </text:list-level-style-bullet>
          <text:list-level-style-bullet text:level="8" text:bullet-char="•">
            <style:list-level-properties text:space-before="5.08cm"/>
            <style:text-properties fo:font-family="Calibri" style:font-family-generic="swiss" style:font-pitch="variable" fo:color="#fd84b3" fo:font-size="100%"/>
          </text:list-level-style-bullet>
          <text:list-level-style-bullet text:level="9" text:bullet-char="•">
            <style:list-level-properties text:space-before="5.08cm"/>
            <style:text-properties fo:font-family="Calibri" style:font-family-generic="swiss" style:font-pitch="variable" fo:color="#fd84b3" fo:font-size="100%"/>
          </text:list-level-style-bullet>
          <text:list-level-style-bullet text:level="10" text:bullet-char="•">
            <style:list-level-properties text:space-before="5.08cm"/>
            <style:text-properties fo:font-family="Calibri" style:font-family-generic="swiss" style:font-pitch="variable" fo:color="#fd84b3"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d84b3" style:text-outline="false" style:text-line-through-style="none" style:text-position="0% 100%" style:font-name="Calibri" fo:font-family="Calibri"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simple" style:line-break="normal">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style:font-name="Calibri" fo:font-family="Calibri"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Calibri" fo:font-family="Calibri"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Calibri" fo:font-family="Calibri"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list-style-name="ML2">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hidden"/>
    </style:style>
    <style:style style:name="Mpr2" style:family="presentation" style:parent-style-name="Default-backgroundobjects">
      <style:graphic-properties draw:stroke="none" draw:fill="none" draw:fill-color="#ffffff" draw:textarea-horizontal-align="justify" draw:textarea-vertical-align="middle" draw:auto-grow-height="false" draw:auto-grow-width="false" fo:min-height="1.278cm" fo:min-width="0cm" fo:padding-top="0.13cm" fo:padding-bottom="0.13cm" fo:padding-left="0.25cm" fo:padding-right="0.25cm" fo:wrap-option="wrap" draw:shadow="hidden"/>
    </style:style>
    <style:style style:name="Mpr3" style:family="presentation" style:parent-style-name="Default-backgroundobjects" style:list-style-name="ML2">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line-height="100%" fo:text-indent="0cm" style:punctuation-wrap="hanging" style:line-break="strict" style:writing-mode="lr-tb"/>
    </style:style>
    <style:style style:name="MP4" style:family="paragraph">
      <style:paragraph-properties fo:margin-left="0cm" fo:margin-right="0cm" fo:text-indent="0cm" style:writing-mode="lr-tb"/>
    </style:style>
    <style:style style:name="MP5" style:family="paragraph">
      <style:paragraph-properties fo:margin-left="0cm" fo:margin-right="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898989" style:font-name="Calibri" fo:font-size="12pt" fo:language="en" fo:country="US" style:font-size-asian="12pt" style:font-size-complex="12pt"/>
    </style:style>
    <style:style style:name="MT3" style:family="text">
      <style:text-properties fo:color="#898989" style:font-name="Calibri" fo:font-size="12pt" fo:language="en" fo:country="GB"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Calibri" style:font-family-generic="swiss" style:font-pitch="variable" fo:color="#8989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1.049cm" svg:x="1.27cm" svg:y="4.445cm" presentation:class="outline" presentation:placeholder="true">
        <draw:text-box/>
      </draw:frame>
      <draw:frame presentation:style-name="Mpr1" draw:text-style-name="MP3" draw:layer="backgroundobjects" svg:width="5.927cm" svg:height="1.015cm" svg:x="1.269cm" svg:y="17.657cm" presentation:class="date-time">
        <draw:text-box>
          <text:p text:style-name="MP3"><text:span text:style-name="MT2"><text:date style:data-style-name="D3" text:date-value="2014-01-21">01/21/14</text:date></text:span></text:p>
        </draw:text-box>
      </draw:frame>
      <draw:frame presentation:style-name="Mpr2" draw:text-style-name="MP4" draw:layer="backgroundobjects" svg:width="8.044cm" svg:height="1.277cm" svg:x="8.678cm" svg:y="17.526cm" presentation:class="footer">
        <draw:text-box>
          <text:p/>
        </draw:text-box>
      </draw:frame>
      <draw:frame presentation:style-name="Mpr3" draw:text-style-name="MP5" draw:layer="backgroundobjects" svg:width="5.927cm" svg:height="1.015cm" svg:x="18.202cm" svg:y="17.657cm" presentation:class="page-number">
        <draw:text-box>
          <text:p text:style-name="MP5"><text:span text:style-name="MT3"><text:page-number>&lt;number&gt;</text:page-number></text:span></text:p>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3.2$Linux_X86_64 LibreOffice_project/410m0$Build-2</meta:generator>
    <dc:title>Slide 1</dc:title>
    <meta:initial-creator>Ulf Norell</meta:initial-creator>
    <meta:creation-date>2009-01-16T11:51:56</meta:creation-date>
    <dc:date>2014-01-21T12:03:34.290687471</dc:date>
    <meta:print-date>2013-01-24T08:51:15</meta:print-date>
    <dc:language>en-US</dc:language>
    <meta:editing-cycles>43</meta:editing-cycles>
    <meta:editing-duration>PT18H16M</meta:editing-duration>
    <dc:creator>Patrik Jansson</dc:creator>
    <meta:printed-by>Patrik Jansson</meta:printed-by>
    <meta:document-statistic meta:object-count="136"/>
    <meta:user-defined meta:name="Info 1"/>
    <meta:user-defined meta:name="Info 2"/>
    <meta:user-defined meta:name="Info 3"/>
    <meta:user-defined meta:name="Info 4"/>
  </office:meta>
</office:document-meta>
</file>